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V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Fevereiro - 2019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74008.639999999999" table:style-name="ce14">
            <text:p>74.009<text:s/></text:p>
          </table:table-cell>
          <table:table-cell office:value-type="float" office:value="593591.75" table:style-name="ce14">
            <text:p>593.592<text:s/></text:p>
          </table:table-cell>
          <table:table-cell office:value-type="float" office:value="54531664.159999996" table:style-name="ce14">
            <text:p>54.531.664<text:s/></text:p>
          </table:table-cell>
          <table:table-cell office:value-type="float" office:value="617.88" table:style-name="ce14">
            <text:p>618<text:s/></text:p>
          </table:table-cell>
          <table:table-cell office:value-type="float" office:value="75150649.840000004" table:style-name="ce14">
            <text:p>75.150.650<text:s/></text:p>
          </table:table-cell>
          <table:table-cell office:value-type="float" office:value="36660598.840000004" table:style-name="ce14">
            <text:p>36.660.599<text:s/></text:p>
          </table:table-cell>
          <table:table-cell office:value-type="float" office:value="2735914.46" table:style-name="ce14">
            <text:p>2.735.914<text:s/></text:p>
          </table:table-cell>
          <table:table-cell office:value-type="float" office:value="140703361.18000001" table:style-name="ce14">
            <text:p>140.703.361<text:s/></text:p>
          </table:table-cell>
          <table:table-cell office:value-type="float" office:value="31618984.27" table:style-name="ce14">
            <text:p>31.618.984<text:s/></text:p>
          </table:table-cell>
          <table:table-cell office:value-type="float" office:value="16767847.24" table:style-name="ce14">
            <text:p>16.767.847<text:s/></text:p>
          </table:table-cell>
          <table:table-cell office:value-type="float" office:value="80801173.230000004" table:style-name="ce14">
            <text:p>80.801.173<text:s/></text:p>
          </table:table-cell>
          <table:table-cell office:value-type="float" office:value="219780.97" table:style-name="ce14">
            <text:p>219.781<text:s/></text:p>
          </table:table-cell>
          <table:table-cell office:value-type="float" office:value="968992.13" table:style-name="ce14">
            <text:p>968.992<text:s/></text:p>
          </table:table-cell>
          <table:table-cell office:value-type="float" office:value="8315978.9100000001" table:style-name="ce14">
            <text:p>8.315.979<text:s/></text:p>
          </table:table-cell>
          <table:table-cell office:value-type="float" office:value="2124300.79" table:style-name="ce14">
            <text:p>2.124.301<text:s/></text:p>
          </table:table-cell>
          <table:table-cell office:value-type="float" office:value="56070916.350000001" table:style-name="ce14">
            <text:p>56.070.916<text:s/></text:p>
          </table:table-cell>
          <table:table-cell office:value-type="float" office:value="15672.36" table:style-name="ce14">
            <text:p>15.672<text:s/></text:p>
          </table:table-cell>
          <table:table-cell office:value-type="float" office:value="233918793.69" table:style-name="ce14">
            <text:p>233.918.794<text:s/></text:p>
          </table:table-cell>
          <table:table-cell office:value-type="float" office:value="210661048.19" table:style-name="ce14">
            <text:p>210.661.048<text:s/></text:p>
          </table:table-cell>
          <table:table-cell office:value-type="float" office:value="567585.29" table:style-name="ce14">
            <text:p>567.585<text:s/></text:p>
          </table:table-cell>
          <table:table-cell office:value-type="float" office:value="199871.31" table:style-name="ce14">
            <text:p>199.871<text:s/></text:p>
          </table:table-cell>
          <table:table-cell office:value-type="float" office:value="44613.29" table:style-name="ce14">
            <text:p>44.613<text:s/></text:p>
          </table:table-cell>
          <table:table-cell office:value-type="float" office:value="93810798.590000004" table:style-name="ce14">
            <text:p>93.810.799<text:s/></text:p>
          </table:table-cell>
          <table:table-cell office:value-type="float" office:value="591653023.45000005" table:style-name="ce14">
            <text:p>591.653.023<text:s/></text:p>
          </table:table-cell>
          <table:table-cell office:value-type="float" office:value="1125881.72" table:style-name="ce14">
            <text:p>1.125.882<text:s/></text:p>
          </table:table-cell>
          <table:table-cell office:value-type="float" office:value="1520030393" table:style-name="ce14">
            <text:p>1.520.030.393<text:s/></text:p>
          </table:table-cell>
          <table:table-cell office:value-type="float" office:value="114.47" table:style-name="ce14">
            <text:p>114<text:s/></text:p>
          </table:table-cell>
          <table:table-cell office:value-type="float" office:value="3159366175.9999995" table:style-name="ce15">
            <text:p>3.159.366.17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107.06" table:style-name="ce17">
            <text:p>107<text:s/></text:p>
          </table:table-cell>
          <table:table-cell office:value-type="float" office:value="1519.88" table:style-name="ce17">
            <text:p>1.520<text:s/></text:p>
          </table:table-cell>
          <table:table-cell office:value-type="float" office:value="-2.4" table:style-name="ce17">
            <text:p>(2)</text:p>
          </table:table-cell>
          <table:table-cell office:value-type="float" office:value="0" table:style-name="ce17">
            <text:p>-<text:s/></text:p>
          </table:table-cell>
          <table:table-cell office:value-type="float" office:value="-134.19" table:style-name="ce17">
            <text:p>(134)</text:p>
          </table:table-cell>
          <table:table-cell office:value-type="float" office:value="-30.47" table:style-name="ce17">
            <text:p>(30)</text:p>
          </table:table-cell>
          <table:table-cell office:value-type="float" office:value="194.75" table:style-name="ce17">
            <text:p>195<text:s/></text:p>
          </table:table-cell>
          <table:table-cell office:value-type="float" office:value="-39.24" table:style-name="ce17">
            <text:p>(39)</text:p>
          </table:table-cell>
          <table:table-cell office:value-type="float" office:value="20478.599999999999" table:style-name="ce17">
            <text:p>20.479<text:s/></text:p>
          </table:table-cell>
          <table:table-cell office:value-type="float" office:value="4267.09" table:style-name="ce17">
            <text:p>4.267<text:s/></text:p>
          </table:table-cell>
          <table:table-cell office:value-type="float" office:value="-1899.73" table:style-name="ce17">
            <text:p>(1.900)</text:p>
          </table:table-cell>
          <table:table-cell office:value-type="float" office:value="-54.95" table:style-name="ce17">
            <text:p>(55)</text:p>
          </table:table-cell>
          <table:table-cell office:value-type="float" office:value="-12.31" table:style-name="ce17">
            <text:p>(12)</text:p>
          </table:table-cell>
          <table:table-cell office:value-type="float" office:value="513.86" table:style-name="ce17">
            <text:p>514<text:s/></text:p>
          </table:table-cell>
          <table:table-cell office:value-type="float" office:value="-966.65" table:style-name="ce17">
            <text:p>(967)</text:p>
          </table:table-cell>
          <table:table-cell office:value-type="float" office:value="-392.04" table:style-name="ce17">
            <text:p>(392)</text:p>
          </table:table-cell>
          <table:table-cell office:value-type="float" office:value="-2.52" table:style-name="ce17">
            <text:p>(3)</text:p>
          </table:table-cell>
          <table:table-cell office:value-type="float" office:value="-1037.07" table:style-name="ce17">
            <text:p>(1.037)</text:p>
          </table:table-cell>
          <table:table-cell office:value-type="float" office:value="1985.58" table:style-name="ce17">
            <text:p>1.986<text:s/></text:p>
          </table:table-cell>
          <table:table-cell office:value-type="float" office:value="-6.56" table:style-name="ce17">
            <text:p>(7)</text:p>
          </table:table-cell>
          <table:table-cell office:value-type="float" office:value="-28.54" table:style-name="ce17">
            <text:p>(29)</text:p>
          </table:table-cell>
          <table:table-cell office:value-type="float" office:value="-1.1200000000000001" table:style-name="ce17">
            <text:p>(1)</text:p>
          </table:table-cell>
          <table:table-cell office:value-type="float" office:value="3785.71" table:style-name="ce17">
            <text:p>3.786<text:s/></text:p>
          </table:table-cell>
          <table:table-cell office:value-type="float" office:value="-1952.4" table:style-name="ce17">
            <text:p>(1.952)</text:p>
          </table:table-cell>
          <table:table-cell office:value-type="float" office:value="1017.62" table:style-name="ce17">
            <text:p>1.018<text:s/></text:p>
          </table:table-cell>
          <table:table-cell office:value-type="float" office:value="1681989.65" table:style-name="ce17">
            <text:p>1.681.990<text:s/></text:p>
          </table:table-cell>
          <table:table-cell office:value-type="float" office:value="-22.43" table:style-name="ce17">
            <text:p>(22)</text:p>
          </table:table-cell>
          <table:table-cell office:value-type="float" office:value="1709277.18" table:style-name="ce18">
            <text:p>1.709.27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150698.84" table:style-name="ce17">
            <text:p>150.699<text:s/></text:p>
          </table:table-cell>
          <table:table-cell office:value-type="float" office:value="10315315.619999999" table:style-name="ce17">
            <text:p>10.315.316<text:s/></text:p>
          </table:table-cell>
          <table:table-cell office:value-type="float" office:value="17639830.760000002" table:style-name="ce17">
            <text:p>17.639.831<text:s/></text:p>
          </table:table-cell>
          <table:table-cell office:value-type="float" office:value="252045.16" table:style-name="ce17">
            <text:p>252.045<text:s/></text:p>
          </table:table-cell>
          <table:table-cell office:value-type="float" office:value="148058798.68000001" table:style-name="ce17">
            <text:p>148.058.799<text:s/></text:p>
          </table:table-cell>
          <table:table-cell office:value-type="float" office:value="44829687.57" table:style-name="ce17">
            <text:p>44.829.688<text:s/></text:p>
          </table:table-cell>
          <table:table-cell office:value-type="float" office:value="7056280.0700000003" table:style-name="ce17">
            <text:p>7.056.280<text:s/></text:p>
          </table:table-cell>
          <table:table-cell office:value-type="float" office:value="152948998.00999999" table:style-name="ce17">
            <text:p>152.948.998<text:s/></text:p>
          </table:table-cell>
          <table:table-cell office:value-type="float" office:value="46456587.770000003" table:style-name="ce17">
            <text:p>46.456.588<text:s/></text:p>
          </table:table-cell>
          <table:table-cell office:value-type="float" office:value="5378947.5499999998" table:style-name="ce17">
            <text:p>5.378.948<text:s/></text:p>
          </table:table-cell>
          <table:table-cell office:value-type="float" office:value="486801423.18000001" table:style-name="ce17">
            <text:p>486.801.423<text:s/></text:p>
          </table:table-cell>
          <table:table-cell office:value-type="float" office:value="6799127.2699999996" table:style-name="ce17">
            <text:p>6.799.127<text:s/></text:p>
          </table:table-cell>
          <table:table-cell office:value-type="float" office:value="9383270.7400000002" table:style-name="ce17">
            <text:p>9.383.271<text:s/></text:p>
          </table:table-cell>
          <table:table-cell office:value-type="float" office:value="14274345.390000001" table:style-name="ce17">
            <text:p>14.274.345<text:s/></text:p>
          </table:table-cell>
          <table:table-cell office:value-type="float" office:value="7332328.5599999996" table:style-name="ce17">
            <text:p>7.332.329<text:s/></text:p>
          </table:table-cell>
          <table:table-cell office:value-type="float" office:value="114553732.06" table:style-name="ce17">
            <text:p>114.553.732<text:s/></text:p>
          </table:table-cell>
          <table:table-cell office:value-type="float" office:value="3763188.78" table:style-name="ce17">
            <text:p>3.763.189<text:s/></text:p>
          </table:table-cell>
          <table:table-cell office:value-type="float" office:value="267754926.74000001" table:style-name="ce17">
            <text:p>267.754.927<text:s/></text:p>
          </table:table-cell>
          <table:table-cell office:value-type="float" office:value="270794347.81" table:style-name="ce17">
            <text:p>270.794.348<text:s/></text:p>
          </table:table-cell>
          <table:table-cell office:value-type="float" office:value="4377455.79" table:style-name="ce17">
            <text:p>4.377.456<text:s/></text:p>
          </table:table-cell>
          <table:table-cell office:value-type="float" office:value="4254317.58" table:style-name="ce17">
            <text:p>4.254.318<text:s/></text:p>
          </table:table-cell>
          <table:table-cell office:value-type="float" office:value="64349.32" table:style-name="ce17">
            <text:p>64.349<text:s/></text:p>
          </table:table-cell>
          <table:table-cell office:value-type="float" office:value="447319266.62" table:style-name="ce17">
            <text:p>447.319.267<text:s/></text:p>
          </table:table-cell>
          <table:table-cell office:value-type="float" office:value="399509669.91000003" table:style-name="ce17">
            <text:p>399.509.670<text:s/></text:p>
          </table:table-cell>
          <table:table-cell office:value-type="float" office:value="9294232.5099999998" table:style-name="ce17">
            <text:p>9.294.233<text:s/></text:p>
          </table:table-cell>
          <table:table-cell office:value-type="float" office:value="1778017474.5" table:style-name="ce17">
            <text:p>1.778.017.475<text:s/></text:p>
          </table:table-cell>
          <table:table-cell office:value-type="float" office:value="1993750.59" table:style-name="ce17">
            <text:p>1.993.751<text:s/></text:p>
          </table:table-cell>
          <table:table-cell office:value-type="float" office:value="4259374397.3800001" table:style-name="ce18">
            <text:p>4.259.374.3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513.23" table:style-name="ce17">
            <text:p>6.51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9832.25" table:style-name="ce17">
            <text:p>49.83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79487001.86000001" table:style-name="ce17">
            <text:p>279.487.00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9052.55" table:style-name="ce17">
            <text:p>79.053<text:s/></text:p>
          </table:table-cell>
          <table:table-cell office:value-type="float" office:value="674387.5" table:style-name="ce17">
            <text:p>674.388<text:s/></text:p>
          </table:table-cell>
          <table:table-cell office:value-type="float" office:value="17167.95" table:style-name="ce17">
            <text:p>17.16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6508535.68000001" table:style-name="ce17">
            <text:p>116.508.536<text:s/></text:p>
          </table:table-cell>
          <table:table-cell office:value-type="float" office:value="1092.9000000000001" table:style-name="ce17">
            <text:p>1.093<text:s/></text:p>
          </table:table-cell>
          <table:table-cell office:value-type="float" office:value="949197.14" table:style-name="ce17">
            <text:p>949.197<text:s/></text:p>
          </table:table-cell>
          <table:table-cell office:value-type="float" office:value="295824.56" table:style-name="ce17">
            <text:p>295.82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8068605.62" table:style-name="ce18">
            <text:p>398.068.6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15919.43" table:style-name="ce17">
            <text:p>115.919<text:s/></text:p>
          </table:table-cell>
          <table:table-cell office:value-type="float" office:value="876886.73" table:style-name="ce17">
            <text:p>876.887<text:s/></text:p>
          </table:table-cell>
          <table:table-cell office:value-type="float" office:value="2762781.63" table:style-name="ce17">
            <text:p>2.762.782<text:s/></text:p>
          </table:table-cell>
          <table:table-cell office:value-type="float" office:value="45928.95" table:style-name="ce17">
            <text:p>45.929<text:s/></text:p>
          </table:table-cell>
          <table:table-cell office:value-type="float" office:value="23411837.280000001" table:style-name="ce17">
            <text:p>23.411.837<text:s/></text:p>
          </table:table-cell>
          <table:table-cell office:value-type="float" office:value="12159064.640000001" table:style-name="ce17">
            <text:p>12.159.065<text:s/></text:p>
          </table:table-cell>
          <table:table-cell office:value-type="float" office:value="2060880.65" table:style-name="ce17">
            <text:p>2.060.881<text:s/></text:p>
          </table:table-cell>
          <table:table-cell office:value-type="float" office:value="1044067.12" table:style-name="ce17">
            <text:p>1.044.067<text:s/></text:p>
          </table:table-cell>
          <table:table-cell office:value-type="float" office:value="9567597.7699999996" table:style-name="ce17">
            <text:p>9.567.598<text:s/></text:p>
          </table:table-cell>
          <table:table-cell office:value-type="float" office:value="4411685.12" table:style-name="ce17">
            <text:p>4.411.685<text:s/></text:p>
          </table:table-cell>
          <table:table-cell office:value-type="float" office:value="33051125.84" table:style-name="ce17">
            <text:p>33.051.126<text:s/></text:p>
          </table:table-cell>
          <table:table-cell office:value-type="float" office:value="703083.16" table:style-name="ce17">
            <text:p>703.083<text:s/></text:p>
          </table:table-cell>
          <table:table-cell office:value-type="float" office:value="5732888.6799999997" table:style-name="ce17">
            <text:p>5.732.889<text:s/></text:p>
          </table:table-cell>
          <table:table-cell office:value-type="float" office:value="2104179.83" table:style-name="ce17">
            <text:p>2.104.180<text:s/></text:p>
          </table:table-cell>
          <table:table-cell office:value-type="float" office:value="1328760.1599999999" table:style-name="ce17">
            <text:p>1.328.760<text:s/></text:p>
          </table:table-cell>
          <table:table-cell office:value-type="float" office:value="25035290.469999999" table:style-name="ce17">
            <text:p>25.035.290<text:s/></text:p>
          </table:table-cell>
          <table:table-cell office:value-type="float" office:value="2196715.0499999998" table:style-name="ce17">
            <text:p>2.196.715<text:s/></text:p>
          </table:table-cell>
          <table:table-cell office:value-type="float" office:value="8008596.8399999999" table:style-name="ce17">
            <text:p>8.008.597<text:s/></text:p>
          </table:table-cell>
          <table:table-cell office:value-type="float" office:value="33535852.370000001" table:style-name="ce17">
            <text:p>33.535.852<text:s/></text:p>
          </table:table-cell>
          <table:table-cell office:value-type="float" office:value="879894.64" table:style-name="ce17">
            <text:p>879.895<text:s/></text:p>
          </table:table-cell>
          <table:table-cell office:value-type="float" office:value="111260.06" table:style-name="ce17">
            <text:p>111.26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554751.140000001" table:style-name="ce17">
            <text:p>15.554.751<text:s/></text:p>
          </table:table-cell>
          <table:table-cell office:value-type="float" office:value="9548873.8599999994" table:style-name="ce17">
            <text:p>9.548.874<text:s/></text:p>
          </table:table-cell>
          <table:table-cell office:value-type="float" office:value="2302323.54" table:style-name="ce17">
            <text:p>2.302.324<text:s/></text:p>
          </table:table-cell>
          <table:table-cell office:value-type="float" office:value="80694517" table:style-name="ce17">
            <text:p>80.694.517<text:s/></text:p>
          </table:table-cell>
          <table:table-cell office:value-type="float" office:value="81150.039999999994" table:style-name="ce17">
            <text:p>81.150<text:s/></text:p>
          </table:table-cell>
          <table:table-cell office:value-type="float" office:value="277325912.00000006" table:style-name="ce18">
            <text:p>277.325.91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11017.74" table:style-name="ce17">
            <text:p>11.018<text:s/></text:p>
          </table:table-cell>
          <table:table-cell office:value-type="float" office:value="4327.57" table:style-name="ce17">
            <text:p>4.328<text:s/></text:p>
          </table:table-cell>
          <table:table-cell office:value-type="float" office:value="10160.780000000001" table:style-name="ce17">
            <text:p>10.161<text:s/></text:p>
          </table:table-cell>
          <table:table-cell office:value-type="float" office:value="253.04" table:style-name="ce17">
            <text:p>25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422.9" table:style-name="ce17">
            <text:p>2.423<text:s/></text:p>
          </table:table-cell>
          <table:table-cell office:value-type="float" office:value="5202.71" table:style-name="ce17">
            <text:p>5.203<text:s/></text:p>
          </table:table-cell>
          <table:table-cell office:value-type="float" office:value="11297829.66" table:style-name="ce17">
            <text:p>11.297.830<text:s/></text:p>
          </table:table-cell>
          <table:table-cell office:value-type="float" office:value="7557688.25" table:style-name="ce17">
            <text:p>7.557.68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6798.75" table:style-name="ce17">
            <text:p>26.799<text:s/></text:p>
          </table:table-cell>
          <table:table-cell office:value-type="float" office:value="41836.1" table:style-name="ce17">
            <text:p>41.836<text:s/></text:p>
          </table:table-cell>
          <table:table-cell office:value-type="float" office:value="54404.41" table:style-name="ce17">
            <text:p>54.404<text:s/></text:p>
          </table:table-cell>
          <table:table-cell office:value-type="float" office:value="2416.42" table:style-name="ce17">
            <text:p>2.41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055062.1" table:style-name="ce17">
            <text:p>10.055.06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5098952" table:style-name="ce17">
            <text:p>35.098.952<text:s/></text:p>
          </table:table-cell>
          <table:table-cell office:value-type="float" office:value="23431978.469999999" table:style-name="ce17">
            <text:p>23.431.97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640.35" table:style-name="ce17">
            <text:p>8.640<text:s/></text:p>
          </table:table-cell>
          <table:table-cell office:value-type="float" office:value="9218.9500000000007" table:style-name="ce17">
            <text:p>9.219<text:s/></text:p>
          </table:table-cell>
          <table:table-cell office:value-type="float" office:value="31643471.760000002" table:style-name="ce17">
            <text:p>31.643.472<text:s/></text:p>
          </table:table-cell>
          <table:table-cell office:value-type="float" office:value="655462.94999999995" table:style-name="ce17">
            <text:p>655.46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8215765.25" table:style-name="ce17">
            <text:p>118.215.76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8132910.16000003" table:style-name="ce18">
            <text:p>238.132.91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2913.2" table:style-name="ce17">
            <text:p>2.913<text:s/></text:p>
          </table:table-cell>
          <table:table-cell office:value-type="float" office:value="12360.89" table:style-name="ce17">
            <text:p>12.361<text:s/></text:p>
          </table:table-cell>
          <table:table-cell office:value-type="float" office:value="13085717.91" table:style-name="ce17">
            <text:p>13.085.71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1764792.920000002" table:style-name="ce17">
            <text:p>41.764.793<text:s/></text:p>
          </table:table-cell>
          <table:table-cell office:value-type="float" office:value="15305223.140000001" table:style-name="ce17">
            <text:p>15.305.223<text:s/></text:p>
          </table:table-cell>
          <table:table-cell office:value-type="float" office:value="937541.18" table:style-name="ce17">
            <text:p>937.541<text:s/></text:p>
          </table:table-cell>
          <table:table-cell office:value-type="float" office:value="91601625.719999999" table:style-name="ce17">
            <text:p>91.601.626<text:s/></text:p>
          </table:table-cell>
          <table:table-cell office:value-type="float" office:value="4593491.07" table:style-name="ce17">
            <text:p>4.593.491<text:s/></text:p>
          </table:table-cell>
          <table:table-cell office:value-type="float" office:value="133735.24" table:style-name="ce17">
            <text:p>133.735<text:s/></text:p>
          </table:table-cell>
          <table:table-cell office:value-type="float" office:value="43888008.590000004" table:style-name="ce17">
            <text:p>43.888.009<text:s/></text:p>
          </table:table-cell>
          <table:table-cell office:value-type="float" office:value="145753.66" table:style-name="ce17">
            <text:p>145.754<text:s/></text:p>
          </table:table-cell>
          <table:table-cell office:value-type="float" office:value="359838.76" table:style-name="ce17">
            <text:p>359.839<text:s/></text:p>
          </table:table-cell>
          <table:table-cell office:value-type="float" office:value="2212769.2000000002" table:style-name="ce17">
            <text:p>2.212.769<text:s/></text:p>
          </table:table-cell>
          <table:table-cell office:value-type="float" office:value="1408186.56" table:style-name="ce17">
            <text:p>1.408.187<text:s/></text:p>
          </table:table-cell>
          <table:table-cell office:value-type="float" office:value="35929430.579999998" table:style-name="ce17">
            <text:p>35.929.43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2686952.45999999" table:style-name="ce17">
            <text:p>102.686.952<text:s/></text:p>
          </table:table-cell>
          <table:table-cell office:value-type="float" office:value="89219758.810000002" table:style-name="ce17">
            <text:p>89.219.759<text:s/></text:p>
          </table:table-cell>
          <table:table-cell office:value-type="float" office:value="256436.92" table:style-name="ce17">
            <text:p>256.437<text:s/></text:p>
          </table:table-cell>
          <table:table-cell office:value-type="float" office:value="44685.74" table:style-name="ce17">
            <text:p>44.686<text:s/></text:p>
          </table:table-cell>
          <table:table-cell office:value-type="float" office:value="30599.84" table:style-name="ce17">
            <text:p>30.600<text:s/></text:p>
          </table:table-cell>
          <table:table-cell office:value-type="float" office:value="132018984.92" table:style-name="ce17">
            <text:p>132.018.985<text:s/></text:p>
          </table:table-cell>
          <table:table-cell office:value-type="float" office:value="229191272.19999999" table:style-name="ce17">
            <text:p>229.191.272<text:s/></text:p>
          </table:table-cell>
          <table:table-cell office:value-type="float" office:value="12284.18" table:style-name="ce17">
            <text:p>12.284<text:s/></text:p>
          </table:table-cell>
          <table:table-cell office:value-type="float" office:value="568917470.46000004" table:style-name="ce17">
            <text:p>568.917.47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73759834.1500001" table:style-name="ce18">
            <text:p>1.373.759.83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20848.47" table:style-name="ce17">
            <text:p>20.848<text:s/></text:p>
          </table:table-cell>
          <table:table-cell office:value-type="float" office:value="9421740.4299999997" table:style-name="ce17">
            <text:p>9.421.740<text:s/></text:p>
          </table:table-cell>
          <table:table-cell office:value-type="float" office:value="1781170.4400000002" table:style-name="ce17">
            <text:p>1.781.170<text:s/></text:p>
          </table:table-cell>
          <table:table-cell office:value-type="float" office:value="205863.16999999998" table:style-name="ce17">
            <text:p>205.863<text:s/></text:p>
          </table:table-cell>
          <table:table-cell office:value-type="float" office:value="82875655.25" table:style-name="ce17">
            <text:p>82.875.655<text:s/></text:p>
          </table:table-cell>
          <table:table-cell office:value-type="float" office:value="17362976.890000001" table:style-name="ce17">
            <text:p>17.362.977<text:s/></text:p>
          </table:table-cell>
          <table:table-cell office:value-type="float" office:value="4052655.53" table:style-name="ce17">
            <text:p>4.052.656<text:s/></text:p>
          </table:table-cell>
          <table:table-cell office:value-type="float" office:value="49005475.509999998" table:style-name="ce17">
            <text:p>49.005.476<text:s/></text:p>
          </table:table-cell>
          <table:table-cell office:value-type="float" office:value="24687978.43" table:style-name="ce17">
            <text:p>24.687.978<text:s/></text:p>
          </table:table-cell>
          <table:table-cell office:value-type="float" office:value="833527.19000000006" table:style-name="ce17">
            <text:p>833.527<text:s/></text:p>
          </table:table-cell>
          <table:table-cell office:value-type="float" office:value="130348488.14" table:style-name="ce17">
            <text:p>130.348.488<text:s/></text:p>
          </table:table-cell>
          <table:table-cell office:value-type="float" office:value="5908454.3499999996" table:style-name="ce17">
            <text:p>5.908.454<text:s/></text:p>
          </table:table-cell>
          <table:table-cell office:value-type="float" office:value="3236138.89" table:style-name="ce17">
            <text:p>3.236.139<text:s/></text:p>
          </table:table-cell>
          <table:table-cell office:value-type="float" office:value="9954979.9399999995" table:style-name="ce17">
            <text:p>9.954.980<text:s/></text:p>
          </table:table-cell>
          <table:table-cell office:value-type="float" office:value="4595381.84" table:style-name="ce17">
            <text:p>4.595.382<text:s/></text:p>
          </table:table-cell>
          <table:table-cell office:value-type="float" office:value="43533948.909999996" table:style-name="ce17">
            <text:p>43.533.949<text:s/></text:p>
          </table:table-cell>
          <table:table-cell office:value-type="float" office:value="1566473.73" table:style-name="ce17">
            <text:p>1.566.474<text:s/></text:p>
          </table:table-cell>
          <table:table-cell office:value-type="float" office:value="121881372.89" table:style-name="ce17">
            <text:p>121.881.373<text:s/></text:p>
          </table:table-cell>
          <table:table-cell office:value-type="float" office:value="123932370.66" table:style-name="ce17">
            <text:p>123.932.371<text:s/></text:p>
          </table:table-cell>
          <table:table-cell office:value-type="float" office:value="3223956.28" table:style-name="ce17">
            <text:p>3.223.956<text:s/></text:p>
          </table:table-cell>
          <table:table-cell office:value-type="float" office:value="4089731.4299999997" table:style-name="ce17">
            <text:p>4.089.731<text:s/></text:p>
          </table:table-cell>
          <table:table-cell office:value-type="float" office:value="24530.53" table:style-name="ce17">
            <text:p>24.531<text:s/></text:p>
          </table:table-cell>
          <table:table-cell office:value-type="float" office:value="151593523.11999997" table:style-name="ce17">
            <text:p>151.593.523<text:s/></text:p>
          </table:table-cell>
          <table:table-cell office:value-type="float" office:value="160112968" table:style-name="ce17">
            <text:p>160.112.968<text:s/></text:p>
          </table:table-cell>
          <table:table-cell office:value-type="float" office:value="6030427.6500000004" table:style-name="ce17">
            <text:p>6.030.428<text:s/></text:p>
          </table:table-cell>
          <table:table-cell office:value-type="float" office:value="1009893897.23" table:style-name="ce17">
            <text:p>1.009.893.897<text:s/></text:p>
          </table:table-cell>
          <table:table-cell office:value-type="float" office:value="1912600.5499999998" table:style-name="ce17">
            <text:p>1.912.601<text:s/></text:p>
          </table:table-cell>
          <table:table-cell office:value-type="float" office:value="1972087135.4499998" table:style-name="ce18">
            <text:p>1.972.087.1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6366000.6" table:style-name="ce17">
            <text:p>16.366.001<text:s/></text:p>
          </table:table-cell>
          <table:table-cell office:value-type="float" office:value="69477103.129999995" table:style-name="ce17">
            <text:p>69.477.103<text:s/></text:p>
          </table:table-cell>
          <table:table-cell office:value-type="float" office:value="240560453.13999999" table:style-name="ce17">
            <text:p>240.560.453<text:s/></text:p>
          </table:table-cell>
          <table:table-cell office:value-type="float" office:value="11154916.560000001" table:style-name="ce17">
            <text:p>11.154.917<text:s/></text:p>
          </table:table-cell>
          <table:table-cell office:value-type="float" office:value="373898951.19" table:style-name="ce17">
            <text:p>373.898.951<text:s/></text:p>
          </table:table-cell>
          <table:table-cell office:value-type="float" office:value="311849559.68000001" table:style-name="ce17">
            <text:p>311.849.560<text:s/></text:p>
          </table:table-cell>
          <table:table-cell office:value-type="float" office:value="3806420786.48" table:style-name="ce17">
            <text:p>3.806.420.786<text:s/></text:p>
          </table:table-cell>
          <table:table-cell office:value-type="float" office:value="259886288.11000001" table:style-name="ce17">
            <text:p>259.886.288<text:s/></text:p>
          </table:table-cell>
          <table:table-cell office:value-type="float" office:value="305180493.86000001" table:style-name="ce17">
            <text:p>305.180.494<text:s/></text:p>
          </table:table-cell>
          <table:table-cell office:value-type="float" office:value="78634976.209999993" table:style-name="ce17">
            <text:p>78.634.976<text:s/></text:p>
          </table:table-cell>
          <table:table-cell office:value-type="float" office:value="1467682123.6099999" table:style-name="ce17">
            <text:p>1.467.682.124<text:s/></text:p>
          </table:table-cell>
          <table:table-cell office:value-type="float" office:value="152674936.25999999" table:style-name="ce17">
            <text:p>152.674.936<text:s/></text:p>
          </table:table-cell>
          <table:table-cell office:value-type="float" office:value="167131837.61000001" table:style-name="ce17">
            <text:p>167.131.838<text:s/></text:p>
          </table:table-cell>
          <table:table-cell office:value-type="float" office:value="211238383.41" table:style-name="ce17">
            <text:p>211.238.383<text:s/></text:p>
          </table:table-cell>
          <table:table-cell office:value-type="float" office:value="106594329.5" table:style-name="ce17">
            <text:p>106.594.330<text:s/></text:p>
          </table:table-cell>
          <table:table-cell office:value-type="float" office:value="331991849.39999998" table:style-name="ce17">
            <text:p>331.991.849<text:s/></text:p>
          </table:table-cell>
          <table:table-cell office:value-type="float" office:value="64576794.829999998" table:style-name="ce17">
            <text:p>64.576.795<text:s/></text:p>
          </table:table-cell>
          <table:table-cell office:value-type="float" office:value="977198116.69000006" table:style-name="ce17">
            <text:p>977.198.117<text:s/></text:p>
          </table:table-cell>
          <table:table-cell office:value-type="float" office:value="6854732737.7799997" table:style-name="ce17">
            <text:p>6.854.732.738<text:s/></text:p>
          </table:table-cell>
          <table:table-cell office:value-type="float" office:value="87149478.650000006" table:style-name="ce17">
            <text:p>87.149.479<text:s/></text:p>
          </table:table-cell>
          <table:table-cell office:value-type="float" office:value="42026534.210000001" table:style-name="ce17">
            <text:p>42.026.534<text:s/></text:p>
          </table:table-cell>
          <table:table-cell office:value-type="float" office:value="16816329.260000002" table:style-name="ce17">
            <text:p>16.816.329<text:s/></text:p>
          </table:table-cell>
          <table:table-cell office:value-type="float" office:value="1107067235.0899999" table:style-name="ce17">
            <text:p>1.107.067.235<text:s/></text:p>
          </table:table-cell>
          <table:table-cell office:value-type="float" office:value="662613365.20000005" table:style-name="ce17">
            <text:p>662.613.365<text:s/></text:p>
          </table:table-cell>
          <table:table-cell office:value-type="float" office:value="114153500.76000001" table:style-name="ce17">
            <text:p>114.153.501<text:s/></text:p>
          </table:table-cell>
          <table:table-cell office:value-type="float" office:value="13557782367.040001" table:style-name="ce17">
            <text:p>13.557.782.367<text:s/></text:p>
          </table:table-cell>
          <table:table-cell office:value-type="float" office:value="44869859.509999998" table:style-name="ce17">
            <text:p>44.869.860<text:s/></text:p>
          </table:table-cell>
          <table:table-cell office:value-type="float" office:value="31439729307.769997" table:style-name="ce18">
            <text:p>31.439.729.3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896771.08" table:style-name="ce17">
            <text:p>1.896.771<text:s/></text:p>
          </table:table-cell>
          <table:table-cell office:value-type="float" office:value="6557504.2800000003" table:style-name="ce17">
            <text:p>6.557.504<text:s/></text:p>
          </table:table-cell>
          <table:table-cell office:value-type="float" office:value="8112788.0499999998" table:style-name="ce17">
            <text:p>8.112.788<text:s/></text:p>
          </table:table-cell>
          <table:table-cell office:value-type="float" office:value="2285492.81" table:style-name="ce17">
            <text:p>2.285.493<text:s/></text:p>
          </table:table-cell>
          <table:table-cell office:value-type="float" office:value="26690662.579999998" table:style-name="ce17">
            <text:p>26.690.663<text:s/></text:p>
          </table:table-cell>
          <table:table-cell office:value-type="float" office:value="16024950.539999999" table:style-name="ce17">
            <text:p>16.024.951<text:s/></text:p>
          </table:table-cell>
          <table:table-cell office:value-type="float" office:value="36506572.140000001" table:style-name="ce17">
            <text:p>36.506.572<text:s/></text:p>
          </table:table-cell>
          <table:table-cell office:value-type="float" office:value="13730041.52" table:style-name="ce17">
            <text:p>13.730.042<text:s/></text:p>
          </table:table-cell>
          <table:table-cell office:value-type="float" office:value="29878368.699999999" table:style-name="ce17">
            <text:p>29.878.369<text:s/></text:p>
          </table:table-cell>
          <table:table-cell office:value-type="float" office:value="10990704.359999999" table:style-name="ce17">
            <text:p>10.990.704<text:s/></text:p>
          </table:table-cell>
          <table:table-cell office:value-type="float" office:value="209622531.22" table:style-name="ce17">
            <text:p>209.622.531<text:s/></text:p>
          </table:table-cell>
          <table:table-cell office:value-type="float" office:value="13776163.27" table:style-name="ce17">
            <text:p>13.776.163<text:s/></text:p>
          </table:table-cell>
          <table:table-cell office:value-type="float" office:value="12869329.039999999" table:style-name="ce17">
            <text:p>12.869.329<text:s/></text:p>
          </table:table-cell>
          <table:table-cell office:value-type="float" office:value="13022093.07" table:style-name="ce17">
            <text:p>13.022.093<text:s/></text:p>
          </table:table-cell>
          <table:table-cell office:value-type="float" office:value="8892072.75" table:style-name="ce17">
            <text:p>8.892.073<text:s/></text:p>
          </table:table-cell>
          <table:table-cell office:value-type="float" office:value="20821594.329999998" table:style-name="ce17">
            <text:p>20.821.594<text:s/></text:p>
          </table:table-cell>
          <table:table-cell office:value-type="float" office:value="5935887.6799999997" table:style-name="ce17">
            <text:p>5.935.888<text:s/></text:p>
          </table:table-cell>
          <table:table-cell office:value-type="float" office:value="73729194.569999993" table:style-name="ce17">
            <text:p>73.729.195<text:s/></text:p>
          </table:table-cell>
          <table:table-cell office:value-type="float" office:value="227078261.58000001" table:style-name="ce17">
            <text:p>227.078.262<text:s/></text:p>
          </table:table-cell>
          <table:table-cell office:value-type="float" office:value="9828731.4399999995" table:style-name="ce17">
            <text:p>9.828.731<text:s/></text:p>
          </table:table-cell>
          <table:table-cell office:value-type="float" office:value="4490550.75" table:style-name="ce17">
            <text:p>4.490.551<text:s/></text:p>
          </table:table-cell>
          <table:table-cell office:value-type="float" office:value="1633951.64" table:style-name="ce17">
            <text:p>1.633.952<text:s/></text:p>
          </table:table-cell>
          <table:table-cell office:value-type="float" office:value="100965153.55" table:style-name="ce17">
            <text:p>100.965.154<text:s/></text:p>
          </table:table-cell>
          <table:table-cell office:value-type="float" office:value="43669879.960000001" table:style-name="ce17">
            <text:p>43.669.880<text:s/></text:p>
          </table:table-cell>
          <table:table-cell office:value-type="float" office:value="54721784.859999999" table:style-name="ce17">
            <text:p>54.721.785<text:s/></text:p>
          </table:table-cell>
          <table:table-cell office:value-type="float" office:value="696637466.23000002" table:style-name="ce17">
            <text:p>696.637.466<text:s/></text:p>
          </table:table-cell>
          <table:table-cell office:value-type="float" office:value="3324628.15" table:style-name="ce17">
            <text:p>3.324.628<text:s/></text:p>
          </table:table-cell>
          <table:table-cell office:value-type="float" office:value="1653693130.1500001" table:style-name="ce18">
            <text:p>1.653.693.1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679632.6100000003" table:style-name="ce17">
            <text:p>5.679.633<text:s/></text:p>
          </table:table-cell>
          <table:table-cell office:value-type="float" office:value="23946334.940000001" table:style-name="ce17">
            <text:p>23.946.335<text:s/></text:p>
          </table:table-cell>
          <table:table-cell office:value-type="float" office:value="136890198.66" table:style-name="ce17">
            <text:p>136.890.199<text:s/></text:p>
          </table:table-cell>
          <table:table-cell office:value-type="float" office:value="3594771.56" table:style-name="ce17">
            <text:p>3.594.772<text:s/></text:p>
          </table:table-cell>
          <table:table-cell office:value-type="float" office:value="150737445.59999999" table:style-name="ce17">
            <text:p>150.737.446<text:s/></text:p>
          </table:table-cell>
          <table:table-cell office:value-type="float" office:value="132931370.19" table:style-name="ce17">
            <text:p>132.931.370<text:s/></text:p>
          </table:table-cell>
          <table:table-cell office:value-type="float" office:value="581312513.40999997" table:style-name="ce17">
            <text:p>581.312.513<text:s/></text:p>
          </table:table-cell>
          <table:table-cell office:value-type="float" office:value="134388141.25" table:style-name="ce17">
            <text:p>134.388.141<text:s/></text:p>
          </table:table-cell>
          <table:table-cell office:value-type="float" office:value="158659583.44999999" table:style-name="ce17">
            <text:p>158.659.583<text:s/></text:p>
          </table:table-cell>
          <table:table-cell office:value-type="float" office:value="30932905.32" table:style-name="ce17">
            <text:p>30.932.905<text:s/></text:p>
          </table:table-cell>
          <table:table-cell office:value-type="float" office:value="695153140.57000005" table:style-name="ce17">
            <text:p>695.153.141<text:s/></text:p>
          </table:table-cell>
          <table:table-cell office:value-type="float" office:value="82261497.510000005" table:style-name="ce17">
            <text:p>82.261.498<text:s/></text:p>
          </table:table-cell>
          <table:table-cell office:value-type="float" office:value="81004707.170000002" table:style-name="ce17">
            <text:p>81.004.707<text:s/></text:p>
          </table:table-cell>
          <table:table-cell office:value-type="float" office:value="118718001.42" table:style-name="ce17">
            <text:p>118.718.001<text:s/></text:p>
          </table:table-cell>
          <table:table-cell office:value-type="float" office:value="39201211.409999996" table:style-name="ce17">
            <text:p>39.201.211<text:s/></text:p>
          </table:table-cell>
          <table:table-cell office:value-type="float" office:value="148602019.38999999" table:style-name="ce17">
            <text:p>148.602.019<text:s/></text:p>
          </table:table-cell>
          <table:table-cell office:value-type="float" office:value="21974018.809999999" table:style-name="ce17">
            <text:p>21.974.019<text:s/></text:p>
          </table:table-cell>
          <table:table-cell office:value-type="float" office:value="521207816.12" table:style-name="ce17">
            <text:p>521.207.816<text:s/></text:p>
          </table:table-cell>
          <table:table-cell office:value-type="float" office:value="4262822964.3800001" table:style-name="ce17">
            <text:p>4.262.822.964<text:s/></text:p>
          </table:table-cell>
          <table:table-cell office:value-type="float" office:value="29951596.420000002" table:style-name="ce17">
            <text:p>29.951.596<text:s/></text:p>
          </table:table-cell>
          <table:table-cell office:value-type="float" office:value="14437739.699999999" table:style-name="ce17">
            <text:p>14.437.740<text:s/></text:p>
          </table:table-cell>
          <table:table-cell office:value-type="float" office:value="5914763.1600000001" table:style-name="ce17">
            <text:p>5.914.763<text:s/></text:p>
          </table:table-cell>
          <table:table-cell office:value-type="float" office:value="471700409.92000002" table:style-name="ce17">
            <text:p>471.700.410<text:s/></text:p>
          </table:table-cell>
          <table:table-cell office:value-type="float" office:value="368087816.14999998" table:style-name="ce17">
            <text:p>368.087.816<text:s/></text:p>
          </table:table-cell>
          <table:table-cell office:value-type="float" office:value="27001620.600000001" table:style-name="ce17">
            <text:p>27.001.621<text:s/></text:p>
          </table:table-cell>
          <table:table-cell office:value-type="float" office:value="6162400891.2700005" table:style-name="ce17">
            <text:p>6.162.400.891<text:s/></text:p>
          </table:table-cell>
          <table:table-cell office:value-type="float" office:value="28176004.289999999" table:style-name="ce17">
            <text:p>28.176.004<text:s/></text:p>
          </table:table-cell>
          <table:table-cell office:value-type="float" office:value="14437689115.280001" table:style-name="ce18">
            <text:p>14.437.689.11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3327.33" table:style-name="ce17">
            <text:p>3.327<text:s/></text:p>
          </table:table-cell>
          <table:table-cell office:value-type="float" office:value="6799.58" table:style-name="ce17">
            <text:p>6.800<text:s/></text:p>
          </table:table-cell>
          <table:table-cell office:value-type="float" office:value="264803.05" table:style-name="ce17">
            <text:p>264.803<text:s/></text:p>
          </table:table-cell>
          <table:table-cell office:value-type="float" office:value="8635.74" table:style-name="ce17">
            <text:p>8.636<text:s/></text:p>
          </table:table-cell>
          <table:table-cell office:value-type="float" office:value="1350734.77" table:style-name="ce17">
            <text:p>1.350.735<text:s/></text:p>
          </table:table-cell>
          <table:table-cell office:value-type="float" office:value="20912064.670000002" table:style-name="ce17">
            <text:p>20.912.065<text:s/></text:p>
          </table:table-cell>
          <table:table-cell office:value-type="float" office:value="235442682.66" table:style-name="ce17">
            <text:p>235.442.683<text:s/></text:p>
          </table:table-cell>
          <table:table-cell office:value-type="float" office:value="12655865.859999999" table:style-name="ce17">
            <text:p>12.655.866<text:s/></text:p>
          </table:table-cell>
          <table:table-cell office:value-type="float" office:value="382113.52" table:style-name="ce17">
            <text:p>382.114<text:s/></text:p>
          </table:table-cell>
          <table:table-cell office:value-type="float" office:value="1051.17" table:style-name="ce17">
            <text:p>1.051<text:s/></text:p>
          </table:table-cell>
          <table:table-cell office:value-type="float" office:value="12040038.109999999" table:style-name="ce17">
            <text:p>12.040.038<text:s/></text:p>
          </table:table-cell>
          <table:table-cell office:value-type="float" office:value="185803.36" table:style-name="ce17">
            <text:p>185.803<text:s/></text:p>
          </table:table-cell>
          <table:table-cell office:value-type="float" office:value="484193.58" table:style-name="ce17">
            <text:p>484.194<text:s/></text:p>
          </table:table-cell>
          <table:table-cell office:value-type="float" office:value="21135768.850000001" table:style-name="ce17">
            <text:p>21.135.769<text:s/></text:p>
          </table:table-cell>
          <table:table-cell office:value-type="float" office:value="29411.54" table:style-name="ce17">
            <text:p>29.412<text:s/></text:p>
          </table:table-cell>
          <table:table-cell office:value-type="float" office:value="8043404.7400000002" table:style-name="ce17">
            <text:p>8.043.405<text:s/></text:p>
          </table:table-cell>
          <table:table-cell office:value-type="float" office:value="249.92" table:style-name="ce17">
            <text:p>250<text:s/></text:p>
          </table:table-cell>
          <table:table-cell office:value-type="float" office:value="20962133.25" table:style-name="ce17">
            <text:p>20.962.133<text:s/></text:p>
          </table:table-cell>
          <table:table-cell office:value-type="float" office:value="231514037.34999999" table:style-name="ce17">
            <text:p>231.514.037<text:s/></text:p>
          </table:table-cell>
          <table:table-cell office:value-type="float" office:value="88363.33" table:style-name="ce17">
            <text:p>88.363<text:s/></text:p>
          </table:table-cell>
          <table:table-cell office:value-type="float" office:value="85896.28" table:style-name="ce17">
            <text:p>85.896<text:s/></text:p>
          </table:table-cell>
          <table:table-cell office:value-type="float" office:value="853.62" table:style-name="ce17">
            <text:p>854<text:s/></text:p>
          </table:table-cell>
          <table:table-cell office:value-type="float" office:value="45451343.890000001" table:style-name="ce17">
            <text:p>45.451.344<text:s/></text:p>
          </table:table-cell>
          <table:table-cell office:value-type="float" office:value="1595654.35" table:style-name="ce17">
            <text:p>1.595.654<text:s/></text:p>
          </table:table-cell>
          <table:table-cell office:value-type="float" office:value="3296553.06" table:style-name="ce17">
            <text:p>3.296.553<text:s/></text:p>
          </table:table-cell>
          <table:table-cell office:value-type="float" office:value="1526826837.3399999" table:style-name="ce17">
            <text:p>1.526.826.83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42768620.9200001" table:style-name="ce18">
            <text:p>2.142.768.6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676305.2800000003" table:style-name="ce17">
            <text:p>5.676.305<text:s/></text:p>
          </table:table-cell>
          <table:table-cell office:value-type="float" office:value="23939535.359999999" table:style-name="ce17">
            <text:p>23.939.535<text:s/></text:p>
          </table:table-cell>
          <table:table-cell office:value-type="float" office:value="136625395.61000001" table:style-name="ce17">
            <text:p>136.625.396<text:s/></text:p>
          </table:table-cell>
          <table:table-cell office:value-type="float" office:value="3586135.8200000003" table:style-name="ce17">
            <text:p>3.586.136<text:s/></text:p>
          </table:table-cell>
          <table:table-cell office:value-type="float" office:value="149386710.82999998" table:style-name="ce17">
            <text:p>149.386.711<text:s/></text:p>
          </table:table-cell>
          <table:table-cell office:value-type="float" office:value="112019305.52000001" table:style-name="ce17">
            <text:p>112.019.306<text:s/></text:p>
          </table:table-cell>
          <table:table-cell office:value-type="float" office:value="345869830.75" table:style-name="ce17">
            <text:p>345.869.831<text:s/></text:p>
          </table:table-cell>
          <table:table-cell office:value-type="float" office:value="121732275.39" table:style-name="ce17">
            <text:p>121.732.275<text:s/></text:p>
          </table:table-cell>
          <table:table-cell office:value-type="float" office:value="158277469.93000001" table:style-name="ce17">
            <text:p>158.277.470<text:s/></text:p>
          </table:table-cell>
          <table:table-cell office:value-type="float" office:value="30931854.149999999" table:style-name="ce17">
            <text:p>30.931.854<text:s/></text:p>
          </table:table-cell>
          <table:table-cell office:value-type="float" office:value="683113102.46000004" table:style-name="ce17">
            <text:p>683.113.102<text:s/></text:p>
          </table:table-cell>
          <table:table-cell office:value-type="float" office:value="82075694.149999991" table:style-name="ce17">
            <text:p>82.075.694<text:s/></text:p>
          </table:table-cell>
          <table:table-cell office:value-type="float" office:value="80520513.590000004" table:style-name="ce17">
            <text:p>80.520.514<text:s/></text:p>
          </table:table-cell>
          <table:table-cell office:value-type="float" office:value="97582232.569999993" table:style-name="ce17">
            <text:p>97.582.233<text:s/></text:p>
          </table:table-cell>
          <table:table-cell office:value-type="float" office:value="39171799.869999997" table:style-name="ce17">
            <text:p>39.171.800<text:s/></text:p>
          </table:table-cell>
          <table:table-cell office:value-type="float" office:value="140558614.65000001" table:style-name="ce17">
            <text:p>140.558.615<text:s/></text:p>
          </table:table-cell>
          <table:table-cell office:value-type="float" office:value="21973768.890000001" table:style-name="ce17">
            <text:p>21.973.769<text:s/></text:p>
          </table:table-cell>
          <table:table-cell office:value-type="float" office:value="500245682.87" table:style-name="ce17">
            <text:p>500.245.683<text:s/></text:p>
          </table:table-cell>
          <table:table-cell office:value-type="float" office:value="4031308927.0299997" table:style-name="ce17">
            <text:p>4.031.308.927<text:s/></text:p>
          </table:table-cell>
          <table:table-cell office:value-type="float" office:value="29863233.09" table:style-name="ce17">
            <text:p>29.863.233<text:s/></text:p>
          </table:table-cell>
          <table:table-cell office:value-type="float" office:value="14351843.420000002" table:style-name="ce17">
            <text:p>14.351.843<text:s/></text:p>
          </table:table-cell>
          <table:table-cell office:value-type="float" office:value="5913909.54" table:style-name="ce17">
            <text:p>5.913.910<text:s/></text:p>
          </table:table-cell>
          <table:table-cell office:value-type="float" office:value="426249066.03000003" table:style-name="ce17">
            <text:p>426.249.066<text:s/></text:p>
          </table:table-cell>
          <table:table-cell office:value-type="float" office:value="366492161.80000001" table:style-name="ce17">
            <text:p>366.492.162<text:s/></text:p>
          </table:table-cell>
          <table:table-cell office:value-type="float" office:value="23705067.539999999" table:style-name="ce17">
            <text:p>23.705.068<text:s/></text:p>
          </table:table-cell>
          <table:table-cell office:value-type="float" office:value="4635574053.9300003" table:style-name="ce17">
            <text:p>4.635.574.054<text:s/></text:p>
          </table:table-cell>
          <table:table-cell office:value-type="float" office:value="28176004.290000003" table:style-name="ce17">
            <text:p>28.176.004<text:s/></text:p>
          </table:table-cell>
          <table:table-cell office:value-type="float" office:value="12294920494.360001" table:style-name="ce18">
            <text:p>12.294.920.4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8789596.9100000001" table:style-name="ce17">
            <text:p>8.789.597<text:s/></text:p>
          </table:table-cell>
          <table:table-cell office:value-type="float" office:value="38973263.909999996" table:style-name="ce17">
            <text:p>38.973.264<text:s/></text:p>
          </table:table-cell>
          <table:table-cell office:value-type="float" office:value="95557466.430000007" table:style-name="ce17">
            <text:p>95.557.466<text:s/></text:p>
          </table:table-cell>
          <table:table-cell office:value-type="float" office:value="5274652.1900000004" table:style-name="ce17">
            <text:p>5.274.652<text:s/></text:p>
          </table:table-cell>
          <table:table-cell office:value-type="float" office:value="196470843.00999999" table:style-name="ce17">
            <text:p>196.470.843<text:s/></text:p>
          </table:table-cell>
          <table:table-cell office:value-type="float" office:value="162893238.94999999" table:style-name="ce17">
            <text:p>162.893.239<text:s/></text:p>
          </table:table-cell>
          <table:table-cell office:value-type="float" office:value="3188601700.9299998" table:style-name="ce17">
            <text:p>3.188.601.701<text:s/></text:p>
          </table:table-cell>
          <table:table-cell office:value-type="float" office:value="111768105.34" table:style-name="ce17">
            <text:p>111.768.105<text:s/></text:p>
          </table:table-cell>
          <table:table-cell office:value-type="float" office:value="116642541.70999999" table:style-name="ce17">
            <text:p>116.642.542<text:s/></text:p>
          </table:table-cell>
          <table:table-cell office:value-type="float" office:value="36711366.530000001" table:style-name="ce17">
            <text:p>36.711.367<text:s/></text:p>
          </table:table-cell>
          <table:table-cell office:value-type="float" office:value="562906451.82000005" table:style-name="ce17">
            <text:p>562.906.452<text:s/></text:p>
          </table:table-cell>
          <table:table-cell office:value-type="float" office:value="56637275.479999997" table:style-name="ce17">
            <text:p>56.637.275<text:s/></text:p>
          </table:table-cell>
          <table:table-cell office:value-type="float" office:value="73257801.400000006" table:style-name="ce17">
            <text:p>73.257.801<text:s/></text:p>
          </table:table-cell>
          <table:table-cell office:value-type="float" office:value="79498288.920000002" table:style-name="ce17">
            <text:p>79.498.289<text:s/></text:p>
          </table:table-cell>
          <table:table-cell office:value-type="float" office:value="58501045.340000004" table:style-name="ce17">
            <text:p>58.501.045<text:s/></text:p>
          </table:table-cell>
          <table:table-cell office:value-type="float" office:value="162568235.68000001" table:style-name="ce17">
            <text:p>162.568.236<text:s/></text:p>
          </table:table-cell>
          <table:table-cell office:value-type="float" office:value="36666888.340000004" table:style-name="ce17">
            <text:p>36.666.888<text:s/></text:p>
          </table:table-cell>
          <table:table-cell office:value-type="float" office:value="382261106" table:style-name="ce17">
            <text:p>382.261.106<text:s/></text:p>
          </table:table-cell>
          <table:table-cell office:value-type="float" office:value="2364831511.8200002" table:style-name="ce17">
            <text:p>2.364.831.512<text:s/></text:p>
          </table:table-cell>
          <table:table-cell office:value-type="float" office:value="47369150.789999999" table:style-name="ce17">
            <text:p>47.369.151<text:s/></text:p>
          </table:table-cell>
          <table:table-cell office:value-type="float" office:value="23098243.760000002" table:style-name="ce17">
            <text:p>23.098.244<text:s/></text:p>
          </table:table-cell>
          <table:table-cell office:value-type="float" office:value="9267614.4600000009" table:style-name="ce17">
            <text:p>9.267.614<text:s/></text:p>
          </table:table-cell>
          <table:table-cell office:value-type="float" office:value="534401671.62" table:style-name="ce17">
            <text:p>534.401.672<text:s/></text:p>
          </table:table-cell>
          <table:table-cell office:value-type="float" office:value="250855669.09" table:style-name="ce17">
            <text:p>250.855.669<text:s/></text:p>
          </table:table-cell>
          <table:table-cell office:value-type="float" office:value="32430095.300000001" table:style-name="ce17">
            <text:p>32.430.095<text:s/></text:p>
          </table:table-cell>
          <table:table-cell office:value-type="float" office:value="6698744009.54" table:style-name="ce17">
            <text:p>6.698.744.010<text:s/></text:p>
          </table:table-cell>
          <table:table-cell office:value-type="float" office:value="13369227.07" table:style-name="ce17">
            <text:p>13.369.227<text:s/></text:p>
          </table:table-cell>
          <table:table-cell office:value-type="float" office:value="15348347062.34" table:style-name="ce18">
            <text:p>15.348.347.0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476245.7699999996" table:style-name="ce17">
            <text:p>7.476.246<text:s/></text:p>
          </table:table-cell>
          <table:table-cell office:value-type="float" office:value="28613603.489999998" table:style-name="ce17">
            <text:p>28.613.603<text:s/></text:p>
          </table:table-cell>
          <table:table-cell office:value-type="float" office:value="77313781.950000003" table:style-name="ce17">
            <text:p>77.313.782<text:s/></text:p>
          </table:table-cell>
          <table:table-cell office:value-type="float" office:value="4800753.92" table:style-name="ce17">
            <text:p>4.800.754<text:s/></text:p>
          </table:table-cell>
          <table:table-cell office:value-type="float" office:value="161920565.66" table:style-name="ce17">
            <text:p>161.920.566<text:s/></text:p>
          </table:table-cell>
          <table:table-cell office:value-type="float" office:value="124373605.84999999" table:style-name="ce17">
            <text:p>124.373.606<text:s/></text:p>
          </table:table-cell>
          <table:table-cell office:value-type="float" office:value="2619041269.5" table:style-name="ce17">
            <text:p>2.619.041.270<text:s/></text:p>
          </table:table-cell>
          <table:table-cell office:value-type="float" office:value="79270417.450000003" table:style-name="ce17">
            <text:p>79.270.417<text:s/></text:p>
          </table:table-cell>
          <table:table-cell office:value-type="float" office:value="95077322.629999995" table:style-name="ce17">
            <text:p>95.077.323<text:s/></text:p>
          </table:table-cell>
          <table:table-cell office:value-type="float" office:value="32359838.969999999" table:style-name="ce17">
            <text:p>32.359.839<text:s/></text:p>
          </table:table-cell>
          <table:table-cell office:value-type="float" office:value="440675134.50999999" table:style-name="ce17">
            <text:p>440.675.135<text:s/></text:p>
          </table:table-cell>
          <table:table-cell office:value-type="float" office:value="44959073.909999996" table:style-name="ce17">
            <text:p>44.959.074<text:s/></text:p>
          </table:table-cell>
          <table:table-cell office:value-type="float" office:value="61552196.939999998" table:style-name="ce17">
            <text:p>61.552.197<text:s/></text:p>
          </table:table-cell>
          <table:table-cell office:value-type="float" office:value="68379645.459999993" table:style-name="ce17">
            <text:p>68.379.645<text:s/></text:p>
          </table:table-cell>
          <table:table-cell office:value-type="float" office:value="54002011.399999999" table:style-name="ce17">
            <text:p>54.002.011<text:s/></text:p>
          </table:table-cell>
          <table:table-cell office:value-type="float" office:value="133377458.73999999" table:style-name="ce17">
            <text:p>133.377.459<text:s/></text:p>
          </table:table-cell>
          <table:table-cell office:value-type="float" office:value="24268060.690000001" table:style-name="ce17">
            <text:p>24.268.061<text:s/></text:p>
          </table:table-cell>
          <table:table-cell office:value-type="float" office:value="269775313.39999998" table:style-name="ce17">
            <text:p>269.775.313<text:s/></text:p>
          </table:table-cell>
          <table:table-cell office:value-type="float" office:value="1090599450" table:style-name="ce17">
            <text:p>1.090.599.450<text:s/></text:p>
          </table:table-cell>
          <table:table-cell office:value-type="float" office:value="43011059.869999997" table:style-name="ce17">
            <text:p>43.011.060<text:s/></text:p>
          </table:table-cell>
          <table:table-cell office:value-type="float" office:value="18489508.489999998" table:style-name="ce17">
            <text:p>18.489.508<text:s/></text:p>
          </table:table-cell>
          <table:table-cell office:value-type="float" office:value="8545394.3699999992" table:style-name="ce17">
            <text:p>8.545.394<text:s/></text:p>
          </table:table-cell>
          <table:table-cell office:value-type="float" office:value="376958285.94999999" table:style-name="ce17">
            <text:p>376.958.286<text:s/></text:p>
          </table:table-cell>
          <table:table-cell office:value-type="float" office:value="184706680.31999999" table:style-name="ce17">
            <text:p>184.706.680<text:s/></text:p>
          </table:table-cell>
          <table:table-cell office:value-type="float" office:value="27629601.850000001" table:style-name="ce17">
            <text:p>27.629.602<text:s/></text:p>
          </table:table-cell>
          <table:table-cell office:value-type="float" office:value="2949827517.0599999" table:style-name="ce17">
            <text:p>2.949.827.517<text:s/></text:p>
          </table:table-cell>
          <table:table-cell office:value-type="float" office:value="11628730.18" table:style-name="ce17">
            <text:p>11.628.730<text:s/></text:p>
          </table:table-cell>
          <table:table-cell office:value-type="float" office:value="9038632528.3299999" table:style-name="ce18">
            <text:p>9.038.632.5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863911.93" table:style-name="ce17">
            <text:p>863.912<text:s/></text:p>
          </table:table-cell>
          <table:table-cell office:value-type="float" office:value="8568168.0199999996" table:style-name="ce17">
            <text:p>8.568.168<text:s/></text:p>
          </table:table-cell>
          <table:table-cell office:value-type="float" office:value="3795208.72" table:style-name="ce17">
            <text:p>3.795.209<text:s/></text:p>
          </table:table-cell>
          <table:table-cell office:value-type="float" office:value="98035.66" table:style-name="ce17">
            <text:p>98.036<text:s/></text:p>
          </table:table-cell>
          <table:table-cell office:value-type="float" office:value="9547114.8300000001" table:style-name="ce17">
            <text:p>9.547.115<text:s/></text:p>
          </table:table-cell>
          <table:table-cell office:value-type="float" office:value="15982466.9" table:style-name="ce17">
            <text:p>15.982.467<text:s/></text:p>
          </table:table-cell>
          <table:table-cell office:value-type="float" office:value="324551910.97000003" table:style-name="ce17">
            <text:p>324.551.911<text:s/></text:p>
          </table:table-cell>
          <table:table-cell office:value-type="float" office:value="12574290.300000001" table:style-name="ce17">
            <text:p>12.574.290<text:s/></text:p>
          </table:table-cell>
          <table:table-cell office:value-type="float" office:value="10000289.07" table:style-name="ce17">
            <text:p>10.000.289<text:s/></text:p>
          </table:table-cell>
          <table:table-cell office:value-type="float" office:value="1398951.35" table:style-name="ce17">
            <text:p>1.398.951<text:s/></text:p>
          </table:table-cell>
          <table:table-cell office:value-type="float" office:value="65377036.810000002" table:style-name="ce17">
            <text:p>65.377.037<text:s/></text:p>
          </table:table-cell>
          <table:table-cell office:value-type="float" office:value="4244949.3899999997" table:style-name="ce17">
            <text:p>4.244.949<text:s/></text:p>
          </table:table-cell>
          <table:table-cell office:value-type="float" office:value="6041342.6299999999" table:style-name="ce17">
            <text:p>6.041.343<text:s/></text:p>
          </table:table-cell>
          <table:table-cell office:value-type="float" office:value="6275505.1100000003" table:style-name="ce17">
            <text:p>6.275.505<text:s/></text:p>
          </table:table-cell>
          <table:table-cell office:value-type="float" office:value="1640879.38" table:style-name="ce17">
            <text:p>1.640.879<text:s/></text:p>
          </table:table-cell>
          <table:table-cell office:value-type="float" office:value="12835336.65" table:style-name="ce17">
            <text:p>12.835.337<text:s/></text:p>
          </table:table-cell>
          <table:table-cell office:value-type="float" office:value="9760963.3699999992" table:style-name="ce17">
            <text:p>9.760.963<text:s/></text:p>
          </table:table-cell>
          <table:table-cell office:value-type="float" office:value="52645807.490000002" table:style-name="ce17">
            <text:p>52.645.807<text:s/></text:p>
          </table:table-cell>
          <table:table-cell office:value-type="float" office:value="677926102.29999995" table:style-name="ce17">
            <text:p>677.926.102<text:s/></text:p>
          </table:table-cell>
          <table:table-cell office:value-type="float" office:value="1627417.59" table:style-name="ce17">
            <text:p>1.627.418<text:s/></text:p>
          </table:table-cell>
          <table:table-cell office:value-type="float" office:value="3117540.88" table:style-name="ce17">
            <text:p>3.117.541<text:s/></text:p>
          </table:table-cell>
          <table:table-cell office:value-type="float" office:value="205561.81" table:style-name="ce17">
            <text:p>205.562<text:s/></text:p>
          </table:table-cell>
          <table:table-cell office:value-type="float" office:value="79745959.310000002" table:style-name="ce17">
            <text:p>79.745.959<text:s/></text:p>
          </table:table-cell>
          <table:table-cell office:value-type="float" office:value="37907169.859999999" table:style-name="ce17">
            <text:p>37.907.170<text:s/></text:p>
          </table:table-cell>
          <table:table-cell office:value-type="float" office:value="1994262.23" table:style-name="ce17">
            <text:p>1.994.262<text:s/></text:p>
          </table:table-cell>
          <table:table-cell office:value-type="float" office:value="1959056271.3099999" table:style-name="ce17">
            <text:p>1.959.056.271<text:s/></text:p>
          </table:table-cell>
          <table:table-cell office:value-type="float" office:value="327768.90000000002" table:style-name="ce17">
            <text:p>327.769<text:s/></text:p>
          </table:table-cell>
          <table:table-cell office:value-type="float" office:value="3308110222.77" table:style-name="ce18">
            <text:p>3.308.110.2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790.92" table:style-name="ce17">
            <text:p>791<text:s/></text:p>
          </table:table-cell>
          <table:table-cell office:value-type="float" office:value="198106.39" table:style-name="ce17">
            <text:p>198.106<text:s/></text:p>
          </table:table-cell>
          <table:table-cell office:value-type="float" office:value="10186400.960000001" table:style-name="ce17">
            <text:p>10.186.401<text:s/></text:p>
          </table:table-cell>
          <table:table-cell office:value-type="float" office:value="10020.16" table:style-name="ce17">
            <text:p>10.020<text:s/></text:p>
          </table:table-cell>
          <table:table-cell office:value-type="float" office:value="10988240.039999999" table:style-name="ce17">
            <text:p>10.988.240<text:s/></text:p>
          </table:table-cell>
          <table:table-cell office:value-type="float" office:value="10590267.18" table:style-name="ce17">
            <text:p>10.590.267<text:s/></text:p>
          </table:table-cell>
          <table:table-cell office:value-type="float" office:value="72403270.930000007" table:style-name="ce17">
            <text:p>72.403.271<text:s/></text:p>
          </table:table-cell>
          <table:table-cell office:value-type="float" office:value="11684523.529999999" table:style-name="ce17">
            <text:p>11.684.524<text:s/></text:p>
          </table:table-cell>
          <table:table-cell office:value-type="float" office:value="5146317.16" table:style-name="ce17">
            <text:p>5.146.317<text:s/></text:p>
          </table:table-cell>
          <table:table-cell office:value-type="float" office:value="657574.84" table:style-name="ce17">
            <text:p>657.575<text:s/></text:p>
          </table:table-cell>
          <table:table-cell office:value-type="float" office:value="19183658.219999999" table:style-name="ce17">
            <text:p>19.183.658<text:s/></text:p>
          </table:table-cell>
          <table:table-cell office:value-type="float" office:value="3488824.57" table:style-name="ce17">
            <text:p>3.488.825<text:s/></text:p>
          </table:table-cell>
          <table:table-cell office:value-type="float" office:value="1832565.95" table:style-name="ce17">
            <text:p>1.832.566<text:s/></text:p>
          </table:table-cell>
          <table:table-cell office:value-type="float" office:value="869239.81" table:style-name="ce17">
            <text:p>869.240<text:s/></text:p>
          </table:table-cell>
          <table:table-cell office:value-type="float" office:value="949165.84" table:style-name="ce17">
            <text:p>949.166<text:s/></text:p>
          </table:table-cell>
          <table:table-cell office:value-type="float" office:value="7060700.4400000004" table:style-name="ce17">
            <text:p>7.060.700<text:s/></text:p>
          </table:table-cell>
          <table:table-cell office:value-type="float" office:value="116152.22" table:style-name="ce17">
            <text:p>116.152<text:s/></text:p>
          </table:table-cell>
          <table:table-cell office:value-type="float" office:value="37026790.799999997" table:style-name="ce17">
            <text:p>37.026.791<text:s/></text:p>
          </table:table-cell>
          <table:table-cell office:value-type="float" office:value="488832679.26999998" table:style-name="ce17">
            <text:p>488.832.679<text:s/></text:p>
          </table:table-cell>
          <table:table-cell office:value-type="float" office:value="807519.34" table:style-name="ce17">
            <text:p>807.519<text:s/></text:p>
          </table:table-cell>
          <table:table-cell office:value-type="float" office:value="66196.02" table:style-name="ce17">
            <text:p>66.196<text:s/></text:p>
          </table:table-cell>
          <table:table-cell office:value-type="float" office:value="18052.93" table:style-name="ce17">
            <text:p>18.053<text:s/></text:p>
          </table:table-cell>
          <table:table-cell office:value-type="float" office:value="38393287.770000003" table:style-name="ce17">
            <text:p>38.393.288<text:s/></text:p>
          </table:table-cell>
          <table:table-cell office:value-type="float" office:value="12931557.52" table:style-name="ce17">
            <text:p>12.931.558<text:s/></text:p>
          </table:table-cell>
          <table:table-cell office:value-type="float" office:value="664223.51" table:style-name="ce17">
            <text:p>664.224<text:s/></text:p>
          </table:table-cell>
          <table:table-cell office:value-type="float" office:value="1337260936.4100001" table:style-name="ce17">
            <text:p>1.337.260.936<text:s/></text:p>
          </table:table-cell>
          <table:table-cell office:value-type="float" office:value="224340.79" table:style-name="ce17">
            <text:p>224.341<text:s/></text:p>
          </table:table-cell>
          <table:table-cell office:value-type="float" office:value="2071591403.52" table:style-name="ce18">
            <text:p>2.071.591.4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448648.29000000004" table:style-name="ce17">
            <text:p>448.648<text:s/></text:p>
          </table:table-cell>
          <table:table-cell office:value-type="float" office:value="1593386.01" table:style-name="ce17">
            <text:p>1.593.386<text:s/></text:p>
          </table:table-cell>
          <table:table-cell office:value-type="float" office:value="4262074.8" table:style-name="ce17">
            <text:p>4.262.075<text:s/></text:p>
          </table:table-cell>
          <table:table-cell office:value-type="float" office:value="365842.45" table:style-name="ce17">
            <text:p>365.842<text:s/></text:p>
          </table:table-cell>
          <table:table-cell office:value-type="float" office:value="14014922.479999999" table:style-name="ce17">
            <text:p>14.014.922<text:s/></text:p>
          </table:table-cell>
          <table:table-cell office:value-type="float" office:value="11946899.020000001" table:style-name="ce17">
            <text:p>11.946.899<text:s/></text:p>
          </table:table-cell>
          <table:table-cell office:value-type="float" office:value="172605249.53" table:style-name="ce17">
            <text:p>172.605.250<text:s/></text:p>
          </table:table-cell>
          <table:table-cell office:value-type="float" office:value="8238874.0600000005" table:style-name="ce17">
            <text:p>8.238.874<text:s/></text:p>
          </table:table-cell>
          <table:table-cell office:value-type="float" office:value="6418612.8499999996" table:style-name="ce17">
            <text:p>6.418.613<text:s/></text:p>
          </table:table-cell>
          <table:table-cell office:value-type="float" office:value="2295001.37" table:style-name="ce17">
            <text:p>2.295.001<text:s/></text:p>
          </table:table-cell>
          <table:table-cell office:value-type="float" office:value="37670622.280000001" table:style-name="ce17">
            <text:p>37.670.622<text:s/></text:p>
          </table:table-cell>
          <table:table-cell office:value-type="float" office:value="3944427.6100000003" table:style-name="ce17">
            <text:p>3.944.428<text:s/></text:p>
          </table:table-cell>
          <table:table-cell office:value-type="float" office:value="3831695.88" table:style-name="ce17">
            <text:p>3.831.696<text:s/></text:p>
          </table:table-cell>
          <table:table-cell office:value-type="float" office:value="3973898.54" table:style-name="ce17">
            <text:p>3.973.899<text:s/></text:p>
          </table:table-cell>
          <table:table-cell office:value-type="float" office:value="1908988.7200000002" table:style-name="ce17">
            <text:p>1.908.989<text:s/></text:p>
          </table:table-cell>
          <table:table-cell office:value-type="float" office:value="9294739.8499999996" table:style-name="ce17">
            <text:p>9.294.740<text:s/></text:p>
          </table:table-cell>
          <table:table-cell office:value-type="float" office:value="2521712.06" table:style-name="ce17">
            <text:p>2.521.712<text:s/></text:p>
          </table:table-cell>
          <table:table-cell office:value-type="float" office:value="22813194.310000002" table:style-name="ce17">
            <text:p>22.813.194<text:s/></text:p>
          </table:table-cell>
          <table:table-cell office:value-type="float" office:value="107473280.25" table:style-name="ce17">
            <text:p>107.473.280<text:s/></text:p>
          </table:table-cell>
          <table:table-cell office:value-type="float" office:value="1923153.99" table:style-name="ce17">
            <text:p>1.923.154<text:s/></text:p>
          </table:table-cell>
          <table:table-cell office:value-type="float" office:value="1424998.37" table:style-name="ce17">
            <text:p>1.424.998<text:s/></text:p>
          </table:table-cell>
          <table:table-cell office:value-type="float" office:value="498605.35" table:style-name="ce17">
            <text:p>498.605<text:s/></text:p>
          </table:table-cell>
          <table:table-cell office:value-type="float" office:value="39304138.590000004" table:style-name="ce17">
            <text:p>39.304.139<text:s/></text:p>
          </table:table-cell>
          <table:table-cell office:value-type="float" office:value="15310261.390000001" table:style-name="ce17">
            <text:p>15.310.261<text:s/></text:p>
          </table:table-cell>
          <table:table-cell office:value-type="float" office:value="2142007.71" table:style-name="ce17">
            <text:p>2.142.008<text:s/></text:p>
          </table:table-cell>
          <table:table-cell office:value-type="float" office:value="452599284.75999999" table:style-name="ce17">
            <text:p>452.599.285<text:s/></text:p>
          </table:table-cell>
          <table:table-cell office:value-type="float" office:value="1188387.2" table:style-name="ce17">
            <text:p>1.188.387<text:s/></text:p>
          </table:table-cell>
          <table:table-cell office:value-type="float" office:value="930012907.72000003" table:style-name="ce18">
            <text:p>930.012.9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421152.34" table:style-name="ce17">
            <text:p>421.152<text:s/></text:p>
          </table:table-cell>
          <table:table-cell office:value-type="float" office:value="1361416.73" table:style-name="ce17">
            <text:p>1.361.417<text:s/></text:p>
          </table:table-cell>
          <table:table-cell office:value-type="float" office:value="7770430.0300000003" table:style-name="ce17">
            <text:p>7.770.430<text:s/></text:p>
          </table:table-cell>
          <table:table-cell office:value-type="float" office:value="728651.14" table:style-name="ce17">
            <text:p>728.651<text:s/></text:p>
          </table:table-cell>
          <table:table-cell office:value-type="float" office:value="5578485.1100000003" table:style-name="ce17">
            <text:p>5.578.485<text:s/></text:p>
          </table:table-cell>
          <table:table-cell office:value-type="float" office:value="3785371.81" table:style-name="ce17">
            <text:p>3.785.372<text:s/></text:p>
          </table:table-cell>
          <table:table-cell office:value-type="float" office:value="518006856.70999998" table:style-name="ce17">
            <text:p>518.006.857<text:s/></text:p>
          </table:table-cell>
          <table:table-cell office:value-type="float" office:value="16051569.699999999" table:style-name="ce17">
            <text:p>16.051.570<text:s/></text:p>
          </table:table-cell>
          <table:table-cell office:value-type="float" office:value="9828776.2300000004" table:style-name="ce17">
            <text:p>9.828.776<text:s/></text:p>
          </table:table-cell>
          <table:table-cell office:value-type="float" office:value="542789.43000000005" table:style-name="ce17">
            <text:p>542.789<text:s/></text:p>
          </table:table-cell>
          <table:table-cell office:value-type="float" office:value="83236340.510000005" table:style-name="ce17">
            <text:p>83.236.341<text:s/></text:p>
          </table:table-cell>
          <table:table-cell office:value-type="float" office:value="5678197.5599999996" table:style-name="ce17">
            <text:p>5.678.198<text:s/></text:p>
          </table:table-cell>
          <table:table-cell office:value-type="float" office:value="12907384.699999999" table:style-name="ce17">
            <text:p>12.907.385<text:s/></text:p>
          </table:table-cell>
          <table:table-cell office:value-type="float" office:value="12483738.949999999" table:style-name="ce17">
            <text:p>12.483.739<text:s/></text:p>
          </table:table-cell>
          <table:table-cell office:value-type="float" office:value="2153049.89" table:style-name="ce17">
            <text:p>2.153.050<text:s/></text:p>
          </table:table-cell>
          <table:table-cell office:value-type="float" office:value="12926470.949999999" table:style-name="ce17">
            <text:p>12.926.471<text:s/></text:p>
          </table:table-cell>
          <table:table-cell office:value-type="float" office:value="231659.14" table:style-name="ce17">
            <text:p>231.659<text:s/></text:p>
          </table:table-cell>
          <table:table-cell office:value-type="float" office:value="65475346.200000003" table:style-name="ce17">
            <text:p>65.475.346<text:s/></text:p>
          </table:table-cell>
          <table:table-cell office:value-type="float" office:value="145500101.27000001" table:style-name="ce17">
            <text:p>145.500.101<text:s/></text:p>
          </table:table-cell>
          <table:table-cell office:value-type="float" office:value="992143.47" table:style-name="ce17">
            <text:p>992.143<text:s/></text:p>
          </table:table-cell>
          <table:table-cell office:value-type="float" office:value="6773563.8700000001" table:style-name="ce17">
            <text:p>6.773.564<text:s/></text:p>
          </table:table-cell>
          <table:table-cell office:value-type="float" office:value="35337.040000000001" table:style-name="ce17">
            <text:p>35.337<text:s/></text:p>
          </table:table-cell>
          <table:table-cell office:value-type="float" office:value="109378575.84999999" table:style-name="ce17">
            <text:p>109.378.576<text:s/></text:p>
          </table:table-cell>
          <table:table-cell office:value-type="float" office:value="28874325.940000001" table:style-name="ce17">
            <text:p>28.874.326<text:s/></text:p>
          </table:table-cell>
          <table:table-cell office:value-type="float" office:value="4032105.32" table:style-name="ce17">
            <text:p>4.032.105<text:s/></text:p>
          </table:table-cell>
          <table:table-cell office:value-type="float" office:value="2298974605.75" table:style-name="ce17">
            <text:p>2.298.974.606<text:s/></text:p>
          </table:table-cell>
          <table:table-cell office:value-type="float" office:value="167550.09" table:style-name="ce17">
            <text:p>167.550<text:s/></text:p>
          </table:table-cell>
          <table:table-cell office:value-type="float" office:value="3353895995.7300005" table:style-name="ce18">
            <text:p>3.353.895.9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39200.879999999997" table:style-name="ce17">
            <text:p>39.201<text:s/></text:p>
          </table:table-cell>
          <table:table-cell office:value-type="float" office:value="157345.14000000001" table:style-name="ce17">
            <text:p>157.345<text:s/></text:p>
          </table:table-cell>
          <table:table-cell office:value-type="float" office:value="127104" table:style-name="ce17">
            <text:p>127.104<text:s/></text:p>
          </table:table-cell>
          <table:table-cell office:value-type="float" office:value="29441.119999999999" table:style-name="ce17">
            <text:p>29.441<text:s/></text:p>
          </table:table-cell>
          <table:table-cell office:value-type="float" office:value="1158254.02" table:style-name="ce17">
            <text:p>1.158.254<text:s/></text:p>
          </table:table-cell>
          <table:table-cell office:value-type="float" office:value="138748.26" table:style-name="ce17">
            <text:p>138.748<text:s/></text:p>
          </table:table-cell>
          <table:table-cell office:value-type="float" office:value="56172.97" table:style-name="ce17">
            <text:p>56.173<text:s/></text:p>
          </table:table-cell>
          <table:table-cell office:value-type="float" office:value="106458.41" table:style-name="ce17">
            <text:p>106.458<text:s/></text:p>
          </table:table-cell>
          <table:table-cell office:value-type="float" office:value="2138453.31" table:style-name="ce17">
            <text:p>2.138.453<text:s/></text:p>
          </table:table-cell>
          <table:table-cell office:value-type="float" office:value="158931.22" table:style-name="ce17">
            <text:p>158.931<text:s/></text:p>
          </table:table-cell>
          <table:table-cell office:value-type="float" office:value="2318480.9500000002" table:style-name="ce17">
            <text:p>2.318.481<text:s/></text:p>
          </table:table-cell>
          <table:table-cell office:value-type="float" office:value="2751889.22" table:style-name="ce17">
            <text:p>2.751.889<text:s/></text:p>
          </table:table-cell>
          <table:table-cell office:value-type="float" office:value="4451735.7300000004" table:style-name="ce17">
            <text:p>4.451.736<text:s/></text:p>
          </table:table-cell>
          <table:table-cell office:value-type="float" office:value="437651.95" table:style-name="ce17">
            <text:p>437.652<text:s/></text:p>
          </table:table-cell>
          <table:table-cell office:value-type="float" office:value="81640.42" table:style-name="ce17">
            <text:p>81.640<text:s/></text:p>
          </table:table-cell>
          <table:table-cell office:value-type="float" office:value="438454.79" table:style-name="ce17">
            <text:p>438.455<text:s/></text:p>
          </table:table-cell>
          <table:table-cell office:value-type="float" office:value="676418.37" table:style-name="ce17">
            <text:p>676.418<text:s/></text:p>
          </table:table-cell>
          <table:table-cell office:value-type="float" office:value="1818109.48" table:style-name="ce17">
            <text:p>1.818.109<text:s/></text:p>
          </table:table-cell>
          <table:table-cell office:value-type="float" office:value="365329.05" table:style-name="ce17">
            <text:p>365.329<text:s/></text:p>
          </table:table-cell>
          <table:table-cell office:value-type="float" office:value="149604.53" table:style-name="ce17">
            <text:p>149.605<text:s/></text:p>
          </table:table-cell>
          <table:table-cell office:value-type="float" office:value="137974.9" table:style-name="ce17">
            <text:p>137.975<text:s/></text:p>
          </table:table-cell>
          <table:table-cell office:value-type="float" office:value="104118.76" table:style-name="ce17">
            <text:p>104.119<text:s/></text:p>
          </table:table-cell>
          <table:table-cell office:value-type="float" office:value="1649510.68" table:style-name="ce17">
            <text:p>1.649.511<text:s/></text:p>
          </table:table-cell>
          <table:table-cell office:value-type="float" office:value="375457.25" table:style-name="ce17">
            <text:p>375.457<text:s/></text:p>
          </table:table-cell>
          <table:table-cell office:value-type="float" office:value="42357.87" table:style-name="ce17">
            <text:p>42.358<text:s/></text:p>
          </table:table-cell>
          <table:table-cell office:value-type="float" office:value="4913679.95" table:style-name="ce17">
            <text:p>4.913.680<text:s/></text:p>
          </table:table-cell>
          <table:table-cell office:value-type="float" office:value="367880.94" table:style-name="ce17">
            <text:p>367.881<text:s/></text:p>
          </table:table-cell>
          <table:table-cell office:value-type="float" office:value="25190404.170000002" table:style-name="ce18">
            <text:p>25.190.4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244092.16" table:style-name="ce17">
            <text:p>10.244.092<text:s/></text:p>
          </table:table-cell>
          <table:table-cell office:value-type="float" office:value="53480078.710000001" table:style-name="ce17">
            <text:p>53.480.079<text:s/></text:p>
          </table:table-cell>
          <table:table-cell office:value-type="float" office:value="356519981.69" table:style-name="ce17">
            <text:p>356.519.982<text:s/></text:p>
          </table:table-cell>
          <table:table-cell office:value-type="float" office:value="11130148.189999999" table:style-name="ce17">
            <text:p>11.130.148<text:s/></text:p>
          </table:table-cell>
          <table:table-cell office:value-type="float" office:value="486715181.82999998" table:style-name="ce17">
            <text:p>486.715.182<text:s/></text:p>
          </table:table-cell>
          <table:table-cell office:value-type="float" office:value="303052737.07999998" table:style-name="ce17">
            <text:p>303.052.737<text:s/></text:p>
          </table:table-cell>
          <table:table-cell office:value-type="float" office:value="755480961.26999998" table:style-name="ce17">
            <text:p>755.480.961<text:s/></text:p>
          </table:table-cell>
          <table:table-cell office:value-type="float" office:value="337927372.86000001" table:style-name="ce17">
            <text:p>337.927.373<text:s/></text:p>
          </table:table-cell>
          <table:table-cell office:value-type="float" office:value="251756708.68000001" table:style-name="ce17">
            <text:p>251.756.709<text:s/></text:p>
          </table:table-cell>
          <table:table-cell office:value-type="float" office:value="305287098.38" table:style-name="ce17">
            <text:p>305.287.098<text:s/></text:p>
          </table:table-cell>
          <table:table-cell office:value-type="float" office:value="962463879.58000004" table:style-name="ce17">
            <text:p>962.463.880<text:s/></text:p>
          </table:table-cell>
          <table:table-cell office:value-type="float" office:value="91825828" table:style-name="ce17">
            <text:p>91.825.828<text:s/></text:p>
          </table:table-cell>
          <table:table-cell office:value-type="float" office:value="135125723.36000001" table:style-name="ce17">
            <text:p>135.125.723<text:s/></text:p>
          </table:table-cell>
          <table:table-cell office:value-type="float" office:value="119221355.22" table:style-name="ce17">
            <text:p>119.221.355<text:s/></text:p>
          </table:table-cell>
          <table:table-cell office:value-type="float" office:value="77079631.930000007" table:style-name="ce17">
            <text:p>77.079.632<text:s/></text:p>
          </table:table-cell>
          <table:table-cell office:value-type="float" office:value="417048405.92000002" table:style-name="ce17">
            <text:p>417.048.406<text:s/></text:p>
          </table:table-cell>
          <table:table-cell office:value-type="float" office:value="41933326.640000001" table:style-name="ce17">
            <text:p>41.933.327<text:s/></text:p>
          </table:table-cell>
          <table:table-cell office:value-type="float" office:value="960705448.32000005" table:style-name="ce17">
            <text:p>960.705.448<text:s/></text:p>
          </table:table-cell>
          <table:table-cell office:value-type="float" office:value="4051536094.3899999" table:style-name="ce17">
            <text:p>4.051.536.094<text:s/></text:p>
          </table:table-cell>
          <table:table-cell office:value-type="float" office:value="70092956.640000001" table:style-name="ce17">
            <text:p>70.092.957<text:s/></text:p>
          </table:table-cell>
          <table:table-cell office:value-type="float" office:value="39564887.619999997" table:style-name="ce17">
            <text:p>39.564.888<text:s/></text:p>
          </table:table-cell>
          <table:table-cell office:value-type="float" office:value="9061212.6199999992" table:style-name="ce17">
            <text:p>9.061.213<text:s/></text:p>
          </table:table-cell>
          <table:table-cell office:value-type="float" office:value="1020046129.5599999" table:style-name="ce17">
            <text:p>1.020.046.130<text:s/></text:p>
          </table:table-cell>
          <table:table-cell office:value-type="float" office:value="1019060749.87" table:style-name="ce17">
            <text:p>1.019.060.750<text:s/></text:p>
          </table:table-cell>
          <table:table-cell office:value-type="float" office:value="45675768.670000002" table:style-name="ce17">
            <text:p>45.675.769<text:s/></text:p>
          </table:table-cell>
          <table:table-cell office:value-type="float" office:value="7994797492.3999996" table:style-name="ce17">
            <text:p>7.994.797.492<text:s/></text:p>
          </table:table-cell>
          <table:table-cell office:value-type="float" office:value="29494081.32" table:style-name="ce17">
            <text:p>29.494.081<text:s/></text:p>
          </table:table-cell>
          <table:table-cell office:value-type="float" office:value="19956327332.91" table:style-name="ce18">
            <text:p>19.956.327.3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0110.950000000001" table:style-name="ce17">
            <text:p>10.111<text:s/></text:p>
          </table:table-cell>
          <table:table-cell office:value-type="float" office:value="66353.63" table:style-name="ce17">
            <text:p>66.354<text:s/></text:p>
          </table:table-cell>
          <table:table-cell office:value-type="float" office:value="170785.25" table:style-name="ce17">
            <text:p>170.785<text:s/></text:p>
          </table:table-cell>
          <table:table-cell office:value-type="float" office:value="25745.72" table:style-name="ce17">
            <text:p>25.746<text:s/></text:p>
          </table:table-cell>
          <table:table-cell office:value-type="float" office:value="1808690.1" table:style-name="ce17">
            <text:p>1.808.690<text:s/></text:p>
          </table:table-cell>
          <table:table-cell office:value-type="float" office:value="20473976.239999998" table:style-name="ce17">
            <text:p>20.473.976<text:s/></text:p>
          </table:table-cell>
          <table:table-cell office:value-type="float" office:value="281270027.69" table:style-name="ce17">
            <text:p>281.270.028<text:s/></text:p>
          </table:table-cell>
          <table:table-cell office:value-type="float" office:value="7768777.3600000003" table:style-name="ce17">
            <text:p>7.768.777<text:s/></text:p>
          </table:table-cell>
          <table:table-cell office:value-type="float" office:value="286400.88" table:style-name="ce17">
            <text:p>286.401<text:s/></text:p>
          </table:table-cell>
          <table:table-cell office:value-type="float" office:value="26350.77" table:style-name="ce17">
            <text:p>26.351<text:s/></text:p>
          </table:table-cell>
          <table:table-cell office:value-type="float" office:value="34070398.899999999" table:style-name="ce17">
            <text:p>34.070.399<text:s/></text:p>
          </table:table-cell>
          <table:table-cell office:value-type="float" office:value="8892.0499999999993" table:style-name="ce17">
            <text:p>8.892<text:s/></text:p>
          </table:table-cell>
          <table:table-cell office:value-type="float" office:value="216255.68" table:style-name="ce17">
            <text:p>216.256<text:s/></text:p>
          </table:table-cell>
          <table:table-cell office:value-type="float" office:value="11658940.109999999" table:style-name="ce17">
            <text:p>11.658.940<text:s/></text:p>
          </table:table-cell>
          <table:table-cell office:value-type="float" office:value="17533.82" table:style-name="ce17">
            <text:p>17.534<text:s/></text:p>
          </table:table-cell>
          <table:table-cell office:value-type="float" office:value="3721509.41" table:style-name="ce17">
            <text:p>3.721.509<text:s/></text:p>
          </table:table-cell>
          <table:table-cell office:value-type="float" office:value="49438.16" table:style-name="ce17">
            <text:p>49.438<text:s/></text:p>
          </table:table-cell>
          <table:table-cell office:value-type="float" office:value="10542099.07" table:style-name="ce17">
            <text:p>10.542.099<text:s/></text:p>
          </table:table-cell>
          <table:table-cell office:value-type="float" office:value="135211320.66" table:style-name="ce17">
            <text:p>135.211.321<text:s/></text:p>
          </table:table-cell>
          <table:table-cell office:value-type="float" office:value="130746.6" table:style-name="ce17">
            <text:p>130.747<text:s/></text:p>
          </table:table-cell>
          <table:table-cell office:value-type="float" office:value="154918.57999999999" table:style-name="ce17">
            <text:p>154.919<text:s/></text:p>
          </table:table-cell>
          <table:table-cell office:value-type="float" office:value="3719.03" table:style-name="ce17">
            <text:p>3.719<text:s/></text:p>
          </table:table-cell>
          <table:table-cell office:value-type="float" office:value="45803978.340000004" table:style-name="ce17">
            <text:p>45.803.978<text:s/></text:p>
          </table:table-cell>
          <table:table-cell office:value-type="float" office:value="1372438.61" table:style-name="ce17">
            <text:p>1.372.439<text:s/></text:p>
          </table:table-cell>
          <table:table-cell office:value-type="float" office:value="1887809.18" table:style-name="ce17">
            <text:p>1.887.809<text:s/></text:p>
          </table:table-cell>
          <table:table-cell office:value-type="float" office:value="1300369305.5999999" table:style-name="ce17">
            <text:p>1.300.369.306<text:s/></text:p>
          </table:table-cell>
          <table:table-cell office:value-type="float" office:value="12685.81" table:style-name="ce17">
            <text:p>12.686<text:s/></text:p>
          </table:table-cell>
          <table:table-cell office:value-type="float" office:value="1857139208.1999998" table:style-name="ce18">
            <text:p>1.857.139.2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233981.209999999" table:style-name="ce17">
            <text:p>10.233.981<text:s/></text:p>
          </table:table-cell>
          <table:table-cell office:value-type="float" office:value="53413725.080000006" table:style-name="ce17">
            <text:p>53.413.725<text:s/></text:p>
          </table:table-cell>
          <table:table-cell office:value-type="float" office:value="356349196.43999994" table:style-name="ce17">
            <text:p>356.349.196<text:s/></text:p>
          </table:table-cell>
          <table:table-cell office:value-type="float" office:value="11104402.470000001" table:style-name="ce17">
            <text:p>11.104.402<text:s/></text:p>
          </table:table-cell>
          <table:table-cell office:value-type="float" office:value="484906491.73000002" table:style-name="ce17">
            <text:p>484.906.492<text:s/></text:p>
          </table:table-cell>
          <table:table-cell office:value-type="float" office:value="282578760.84000003" table:style-name="ce17">
            <text:p>282.578.761<text:s/></text:p>
          </table:table-cell>
          <table:table-cell office:value-type="float" office:value="474210933.57999998" table:style-name="ce17">
            <text:p>474.210.934<text:s/></text:p>
          </table:table-cell>
          <table:table-cell office:value-type="float" office:value="330158595.5" table:style-name="ce17">
            <text:p>330.158.596<text:s/></text:p>
          </table:table-cell>
          <table:table-cell office:value-type="float" office:value="251470307.79999998" table:style-name="ce17">
            <text:p>251.470.308<text:s/></text:p>
          </table:table-cell>
          <table:table-cell office:value-type="float" office:value="305260747.61000001" table:style-name="ce17">
            <text:p>305.260.748<text:s/></text:p>
          </table:table-cell>
          <table:table-cell office:value-type="float" office:value="928393480.68000007" table:style-name="ce17">
            <text:p>928.393.481<text:s/></text:p>
          </table:table-cell>
          <table:table-cell office:value-type="float" office:value="91816935.950000003" table:style-name="ce17">
            <text:p>91.816.936<text:s/></text:p>
          </table:table-cell>
          <table:table-cell office:value-type="float" office:value="134909467.68000001" table:style-name="ce17">
            <text:p>134.909.468<text:s/></text:p>
          </table:table-cell>
          <table:table-cell office:value-type="float" office:value="107562415.10999998" table:style-name="ce17">
            <text:p>107.562.415<text:s/></text:p>
          </table:table-cell>
          <table:table-cell office:value-type="float" office:value="77062098.109999999" table:style-name="ce17">
            <text:p>77.062.098<text:s/></text:p>
          </table:table-cell>
          <table:table-cell office:value-type="float" office:value="413326896.50999999" table:style-name="ce17">
            <text:p>413.326.897<text:s/></text:p>
          </table:table-cell>
          <table:table-cell office:value-type="float" office:value="41883888.480000004" table:style-name="ce17">
            <text:p>41.883.888<text:s/></text:p>
          </table:table-cell>
          <table:table-cell office:value-type="float" office:value="950163349.25" table:style-name="ce17">
            <text:p>950.163.349<text:s/></text:p>
          </table:table-cell>
          <table:table-cell office:value-type="float" office:value="3916324773.73" table:style-name="ce17">
            <text:p>3.916.324.774<text:s/></text:p>
          </table:table-cell>
          <table:table-cell office:value-type="float" office:value="69962210.039999992" table:style-name="ce17">
            <text:p>69.962.210<text:s/></text:p>
          </table:table-cell>
          <table:table-cell office:value-type="float" office:value="39409969.039999999" table:style-name="ce17">
            <text:p>39.409.969<text:s/></text:p>
          </table:table-cell>
          <table:table-cell office:value-type="float" office:value="9057493.5899999999" table:style-name="ce17">
            <text:p>9.057.494<text:s/></text:p>
          </table:table-cell>
          <table:table-cell office:value-type="float" office:value="974242151.22000003" table:style-name="ce17">
            <text:p>974.242.151<text:s/></text:p>
          </table:table-cell>
          <table:table-cell office:value-type="float" office:value="1017688311.26" table:style-name="ce17">
            <text:p>1.017.688.311<text:s/></text:p>
          </table:table-cell>
          <table:table-cell office:value-type="float" office:value="43787959.490000002" table:style-name="ce17">
            <text:p>43.787.959<text:s/></text:p>
          </table:table-cell>
          <table:table-cell office:value-type="float" office:value="6694428186.8000002" table:style-name="ce17">
            <text:p>6.694.428.187<text:s/></text:p>
          </table:table-cell>
          <table:table-cell office:value-type="float" office:value="29481395.510000005" table:style-name="ce17">
            <text:p>29.481.396<text:s/></text:p>
          </table:table-cell>
          <table:table-cell office:value-type="float" office:value="18099188124.709999" table:style-name="ce18">
            <text:p>18.099.188.1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587044.7" table:style-name="ce17">
            <text:p>3.587.045<text:s/></text:p>
          </table:table-cell>
          <table:table-cell office:value-type="float" office:value="19206201.800000001" table:style-name="ce17">
            <text:p>19.206.202<text:s/></text:p>
          </table:table-cell>
          <table:table-cell office:value-type="float" office:value="92031178.989999995" table:style-name="ce17">
            <text:p>92.031.179<text:s/></text:p>
          </table:table-cell>
          <table:table-cell office:value-type="float" office:value="3473762.65" table:style-name="ce17">
            <text:p>3.473.763<text:s/></text:p>
          </table:table-cell>
          <table:table-cell office:value-type="float" office:value="142702543.84999999" table:style-name="ce17">
            <text:p>142.702.544<text:s/></text:p>
          </table:table-cell>
          <table:table-cell office:value-type="float" office:value="89811596.109999999" table:style-name="ce17">
            <text:p>89.811.596<text:s/></text:p>
          </table:table-cell>
          <table:table-cell office:value-type="float" office:value="394351950.19999999" table:style-name="ce17">
            <text:p>394.351.950<text:s/></text:p>
          </table:table-cell>
          <table:table-cell office:value-type="float" office:value="88606911.969999999" table:style-name="ce17">
            <text:p>88.606.912<text:s/></text:p>
          </table:table-cell>
          <table:table-cell office:value-type="float" office:value="85627848.189999998" table:style-name="ce17">
            <text:p>85.627.848<text:s/></text:p>
          </table:table-cell>
          <table:table-cell office:value-type="float" office:value="80144236.209999993" table:style-name="ce17">
            <text:p>80.144.236<text:s/></text:p>
          </table:table-cell>
          <table:table-cell office:value-type="float" office:value="323357940.95999998" table:style-name="ce17">
            <text:p>323.357.941<text:s/></text:p>
          </table:table-cell>
          <table:table-cell office:value-type="float" office:value="35620822.969999999" table:style-name="ce17">
            <text:p>35.620.823<text:s/></text:p>
          </table:table-cell>
          <table:table-cell office:value-type="float" office:value="47636213.490000002" table:style-name="ce17">
            <text:p>47.636.213<text:s/></text:p>
          </table:table-cell>
          <table:table-cell office:value-type="float" office:value="50521546.310000002" table:style-name="ce17">
            <text:p>50.521.546<text:s/></text:p>
          </table:table-cell>
          <table:table-cell office:value-type="float" office:value="26753506.09" table:style-name="ce17">
            <text:p>26.753.506<text:s/></text:p>
          </table:table-cell>
          <table:table-cell office:value-type="float" office:value="122269119.37" table:style-name="ce17">
            <text:p>122.269.119<text:s/></text:p>
          </table:table-cell>
          <table:table-cell office:value-type="float" office:value="18770995.010000002" table:style-name="ce17">
            <text:p>18.770.995<text:s/></text:p>
          </table:table-cell>
          <table:table-cell office:value-type="float" office:value="306657812.18000001" table:style-name="ce17">
            <text:p>306.657.812<text:s/></text:p>
          </table:table-cell>
          <table:table-cell office:value-type="float" office:value="983129285.26999998" table:style-name="ce17">
            <text:p>983.129.285<text:s/></text:p>
          </table:table-cell>
          <table:table-cell office:value-type="float" office:value="28342022.350000001" table:style-name="ce17">
            <text:p>28.342.022<text:s/></text:p>
          </table:table-cell>
          <table:table-cell office:value-type="float" office:value="16096592.529999999" table:style-name="ce17">
            <text:p>16.096.593<text:s/></text:p>
          </table:table-cell>
          <table:table-cell office:value-type="float" office:value="6335909.9199999999" table:style-name="ce17">
            <text:p>6.335.910<text:s/></text:p>
          </table:table-cell>
          <table:table-cell office:value-type="float" office:value="288462045.67000002" table:style-name="ce17">
            <text:p>288.462.046<text:s/></text:p>
          </table:table-cell>
          <table:table-cell office:value-type="float" office:value="266136673.75" table:style-name="ce17">
            <text:p>266.136.674<text:s/></text:p>
          </table:table-cell>
          <table:table-cell office:value-type="float" office:value="19550749.100000001" table:style-name="ce17">
            <text:p>19.550.749<text:s/></text:p>
          </table:table-cell>
          <table:table-cell office:value-type="float" office:value="2015326420.5699999" table:style-name="ce17">
            <text:p>2.015.326.421<text:s/></text:p>
          </table:table-cell>
          <table:table-cell office:value-type="float" office:value="12283259.5" table:style-name="ce17">
            <text:p>12.283.260<text:s/></text:p>
          </table:table-cell>
          <table:table-cell office:value-type="float" office:value="5566794189.71" table:style-name="ce18">
            <text:p>5.566.794.1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592.39" table:style-name="ce17">
            <text:p>1.592<text:s/></text:p>
          </table:table-cell>
          <table:table-cell office:value-type="float" office:value="11005.2" table:style-name="ce17">
            <text:p>11.005<text:s/></text:p>
          </table:table-cell>
          <table:table-cell office:value-type="float" office:value="27697.62" table:style-name="ce17">
            <text:p>27.698<text:s/></text:p>
          </table:table-cell>
          <table:table-cell office:value-type="float" office:value="4183.68" table:style-name="ce17">
            <text:p>4.184<text:s/></text:p>
          </table:table-cell>
          <table:table-cell office:value-type="float" office:value="293170.83" table:style-name="ce17">
            <text:p>293.171<text:s/></text:p>
          </table:table-cell>
          <table:table-cell office:value-type="float" office:value="3340515.53" table:style-name="ce17">
            <text:p>3.340.516<text:s/></text:p>
          </table:table-cell>
          <table:table-cell office:value-type="float" office:value="46480654.390000001" table:style-name="ce17">
            <text:p>46.480.654<text:s/></text:p>
          </table:table-cell>
          <table:table-cell office:value-type="float" office:value="1291174.2" table:style-name="ce17">
            <text:p>1.291.174<text:s/></text:p>
          </table:table-cell>
          <table:table-cell office:value-type="float" office:value="45734.3" table:style-name="ce17">
            <text:p>45.734<text:s/></text:p>
          </table:table-cell>
          <table:table-cell office:value-type="float" office:value="4255.5" table:style-name="ce17">
            <text:p>4.256<text:s/></text:p>
          </table:table-cell>
          <table:table-cell office:value-type="float" office:value="5531886.5099999998" table:style-name="ce17">
            <text:p>5.531.887<text:s/></text:p>
          </table:table-cell>
          <table:table-cell office:value-type="float" office:value="1337.85" table:style-name="ce17">
            <text:p>1.338<text:s/></text:p>
          </table:table-cell>
          <table:table-cell office:value-type="float" office:value="40778.99" table:style-name="ce17">
            <text:p>40.779<text:s/></text:p>
          </table:table-cell>
          <table:table-cell office:value-type="float" office:value="1902629.05" table:style-name="ce17">
            <text:p>1.902.629<text:s/></text:p>
          </table:table-cell>
          <table:table-cell office:value-type="float" office:value="4480.01" table:style-name="ce17">
            <text:p>4.480<text:s/></text:p>
          </table:table-cell>
          <table:table-cell office:value-type="float" office:value="154009.46" table:style-name="ce17">
            <text:p>154.009<text:s/></text:p>
          </table:table-cell>
          <table:table-cell office:value-type="float" office:value="8342.11" table:style-name="ce17">
            <text:p>8.342<text:s/></text:p>
          </table:table-cell>
          <table:table-cell office:value-type="float" office:value="1722909.89" table:style-name="ce17">
            <text:p>1.722.910<text:s/></text:p>
          </table:table-cell>
          <table:table-cell office:value-type="float" office:value="21784237.82" table:style-name="ce17">
            <text:p>21.784.238<text:s/></text:p>
          </table:table-cell>
          <table:table-cell office:value-type="float" office:value="21306.34" table:style-name="ce17">
            <text:p>21.306<text:s/></text:p>
          </table:table-cell>
          <table:table-cell office:value-type="float" office:value="23292.080000000002" table:style-name="ce17">
            <text:p>23.292<text:s/></text:p>
          </table:table-cell>
          <table:table-cell office:value-type="float" office:value="601.29999999999995" table:style-name="ce17">
            <text:p>601<text:s/></text:p>
          </table:table-cell>
          <table:table-cell office:value-type="float" office:value="7438464.4400000004" table:style-name="ce17">
            <text:p>7.438.464<text:s/></text:p>
          </table:table-cell>
          <table:table-cell office:value-type="float" office:value="256522.97" table:style-name="ce17">
            <text:p>256.523<text:s/></text:p>
          </table:table-cell>
          <table:table-cell office:value-type="float" office:value="319309.03000000003" table:style-name="ce17">
            <text:p>319.309<text:s/></text:p>
          </table:table-cell>
          <table:table-cell office:value-type="float" office:value="247027415.19999999" table:style-name="ce17">
            <text:p>247.027.415<text:s/></text:p>
          </table:table-cell>
          <table:table-cell office:value-type="float" office:value="3141.11" table:style-name="ce17">
            <text:p>3.141<text:s/></text:p>
          </table:table-cell>
          <table:table-cell office:value-type="float" office:value="337740647.80000001" table:style-name="ce18">
            <text:p>337.740.6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585452.3099999996" table:style-name="ce17">
            <text:p>3.585.452<text:s/></text:p>
          </table:table-cell>
          <table:table-cell office:value-type="float" office:value="19195196.600000001" table:style-name="ce17">
            <text:p>19.195.197<text:s/></text:p>
          </table:table-cell>
          <table:table-cell office:value-type="float" office:value="92003481.370000005" table:style-name="ce17">
            <text:p>92.003.481<text:s/></text:p>
          </table:table-cell>
          <table:table-cell office:value-type="float" office:value="3469578.97" table:style-name="ce17">
            <text:p>3.469.579<text:s/></text:p>
          </table:table-cell>
          <table:table-cell office:value-type="float" office:value="142409373.02000001" table:style-name="ce17">
            <text:p>142.409.373<text:s/></text:p>
          </table:table-cell>
          <table:table-cell office:value-type="float" office:value="86471080.579999998" table:style-name="ce17">
            <text:p>86.471.081<text:s/></text:p>
          </table:table-cell>
          <table:table-cell office:value-type="float" office:value="347871295.81" table:style-name="ce17">
            <text:p>347.871.296<text:s/></text:p>
          </table:table-cell>
          <table:table-cell office:value-type="float" office:value="87315737.769999981" table:style-name="ce17">
            <text:p>87.315.738<text:s/></text:p>
          </table:table-cell>
          <table:table-cell office:value-type="float" office:value="85582113.890000001" table:style-name="ce17">
            <text:p>85.582.114<text:s/></text:p>
          </table:table-cell>
          <table:table-cell office:value-type="float" office:value="80139980.710000008" table:style-name="ce17">
            <text:p>80.139.981<text:s/></text:p>
          </table:table-cell>
          <table:table-cell office:value-type="float" office:value="317826054.45000005" table:style-name="ce17">
            <text:p>317.826.054<text:s/></text:p>
          </table:table-cell>
          <table:table-cell office:value-type="float" office:value="35619485.119999997" table:style-name="ce17">
            <text:p>35.619.485<text:s/></text:p>
          </table:table-cell>
          <table:table-cell office:value-type="float" office:value="47595434.5" table:style-name="ce17">
            <text:p>47.595.435<text:s/></text:p>
          </table:table-cell>
          <table:table-cell office:value-type="float" office:value="48618917.260000005" table:style-name="ce17">
            <text:p>48.618.917<text:s/></text:p>
          </table:table-cell>
          <table:table-cell office:value-type="float" office:value="26749026.079999998" table:style-name="ce17">
            <text:p>26.749.026<text:s/></text:p>
          </table:table-cell>
          <table:table-cell office:value-type="float" office:value="122115109.91" table:style-name="ce17">
            <text:p>122.115.110<text:s/></text:p>
          </table:table-cell>
          <table:table-cell office:value-type="float" office:value="18762652.899999999" table:style-name="ce17">
            <text:p>18.762.653<text:s/></text:p>
          </table:table-cell>
          <table:table-cell office:value-type="float" office:value="304934902.29000002" table:style-name="ce17">
            <text:p>304.934.902<text:s/></text:p>
          </table:table-cell>
          <table:table-cell office:value-type="float" office:value="961345047.45000005" table:style-name="ce17">
            <text:p>961.345.047<text:s/></text:p>
          </table:table-cell>
          <table:table-cell office:value-type="float" office:value="28320716.010000002" table:style-name="ce17">
            <text:p>28.320.716<text:s/></text:p>
          </table:table-cell>
          <table:table-cell office:value-type="float" office:value="16073300.449999999" table:style-name="ce17">
            <text:p>16.073.300<text:s/></text:p>
          </table:table-cell>
          <table:table-cell office:value-type="float" office:value="6335308.6200000001" table:style-name="ce17">
            <text:p>6.335.309<text:s/></text:p>
          </table:table-cell>
          <table:table-cell office:value-type="float" office:value="281023581.23000002" table:style-name="ce17">
            <text:p>281.023.581<text:s/></text:p>
          </table:table-cell>
          <table:table-cell office:value-type="float" office:value="265880150.78" table:style-name="ce17">
            <text:p>265.880.151<text:s/></text:p>
          </table:table-cell>
          <table:table-cell office:value-type="float" office:value="19231440.07" table:style-name="ce17">
            <text:p>19.231.440<text:s/></text:p>
          </table:table-cell>
          <table:table-cell office:value-type="float" office:value="1768299005.3699999" table:style-name="ce17">
            <text:p>1.768.299.005<text:s/></text:p>
          </table:table-cell>
          <table:table-cell office:value-type="float" office:value="12280118.389999999" table:style-name="ce17">
            <text:p>12.280.118<text:s/></text:p>
          </table:table-cell>
          <table:table-cell office:value-type="float" office:value="5229053541.9100008" table:style-name="ce18">
            <text:p>5.229.053.54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548262.24" table:style-name="ce17">
            <text:p>3.548.262<text:s/></text:p>
          </table:table-cell>
          <table:table-cell office:value-type="float" office:value="15054309.189999999" table:style-name="ce17">
            <text:p>15.054.309<text:s/></text:p>
          </table:table-cell>
          <table:table-cell office:value-type="float" office:value="108583846.19" table:style-name="ce17">
            <text:p>108.583.846<text:s/></text:p>
          </table:table-cell>
          <table:table-cell office:value-type="float" office:value="2170632.25" table:style-name="ce17">
            <text:p>2.170.632<text:s/></text:p>
          </table:table-cell>
          <table:table-cell office:value-type="float" office:value="114171172.22" table:style-name="ce17">
            <text:p>114.171.172<text:s/></text:p>
          </table:table-cell>
          <table:table-cell office:value-type="float" office:value="86448159.329999998" table:style-name="ce17">
            <text:p>86.448.159<text:s/></text:p>
          </table:table-cell>
          <table:table-cell office:value-type="float" office:value="307566936.88999999" table:style-name="ce17">
            <text:p>307.566.937<text:s/></text:p>
          </table:table-cell>
          <table:table-cell office:value-type="float" office:value="69895235.489999995" table:style-name="ce17">
            <text:p>69.895.235<text:s/></text:p>
          </table:table-cell>
          <table:table-cell office:value-type="float" office:value="81339008.310000002" table:style-name="ce17">
            <text:p>81.339.008<text:s/></text:p>
          </table:table-cell>
          <table:table-cell office:value-type="float" office:value="21924550.329999998" table:style-name="ce17">
            <text:p>21.924.550<text:s/></text:p>
          </table:table-cell>
          <table:table-cell office:value-type="float" office:value="336827102.41000003" table:style-name="ce17">
            <text:p>336.827.102<text:s/></text:p>
          </table:table-cell>
          <table:table-cell office:value-type="float" office:value="44897548.770000003" table:style-name="ce17">
            <text:p>44.897.549<text:s/></text:p>
          </table:table-cell>
          <table:table-cell office:value-type="float" office:value="49787980.409999996" table:style-name="ce17">
            <text:p>49.787.980<text:s/></text:p>
          </table:table-cell>
          <table:table-cell office:value-type="float" office:value="59520413.119999997" table:style-name="ce17">
            <text:p>59.520.413<text:s/></text:p>
          </table:table-cell>
          <table:table-cell office:value-type="float" office:value="25213382.579999998" table:style-name="ce17">
            <text:p>25.213.383<text:s/></text:p>
          </table:table-cell>
          <table:table-cell office:value-type="float" office:value="85355750.870000005" table:style-name="ce17">
            <text:p>85.355.751<text:s/></text:p>
          </table:table-cell>
          <table:table-cell office:value-type="float" office:value="15242954.189999999" table:style-name="ce17">
            <text:p>15.242.954<text:s/></text:p>
          </table:table-cell>
          <table:table-cell office:value-type="float" office:value="256487145.94" table:style-name="ce17">
            <text:p>256.487.146<text:s/></text:p>
          </table:table-cell>
          <table:table-cell office:value-type="float" office:value="1830246796.3199999" table:style-name="ce17">
            <text:p>1.830.246.796<text:s/></text:p>
          </table:table-cell>
          <table:table-cell office:value-type="float" office:value="20096792.420000002" table:style-name="ce17">
            <text:p>20.096.792<text:s/></text:p>
          </table:table-cell>
          <table:table-cell office:value-type="float" office:value="9262289.0399999991" table:style-name="ce17">
            <text:p>9.262.289<text:s/></text:p>
          </table:table-cell>
          <table:table-cell office:value-type="float" office:value="3181371.25" table:style-name="ce17">
            <text:p>3.181.371<text:s/></text:p>
          </table:table-cell>
          <table:table-cell office:value-type="float" office:value="243558849.44" table:style-name="ce17">
            <text:p>243.558.849<text:s/></text:p>
          </table:table-cell>
          <table:table-cell office:value-type="float" office:value="184728121.75" table:style-name="ce17">
            <text:p>184.728.122<text:s/></text:p>
          </table:table-cell>
          <table:table-cell office:value-type="float" office:value="17022069.02" table:style-name="ce17">
            <text:p>17.022.069<text:s/></text:p>
          </table:table-cell>
          <table:table-cell office:value-type="float" office:value="2903668750.6599998" table:style-name="ce17">
            <text:p>2.903.668.751<text:s/></text:p>
          </table:table-cell>
          <table:table-cell office:value-type="float" office:value="17794864.66" table:style-name="ce17">
            <text:p>17.794.865<text:s/></text:p>
          </table:table-cell>
          <table:table-cell office:value-type="float" office:value="6913594295.29" table:style-name="ce18">
            <text:p>6.913.594.29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5441.42" table:style-name="ce17">
            <text:p>5.441<text:s/></text:p>
          </table:table-cell>
          <table:table-cell office:value-type="float" office:value="5194.3999999999996" table:style-name="ce17">
            <text:p>5.194<text:s/></text:p>
          </table:table-cell>
          <table:table-cell office:value-type="float" office:value="128180.74" table:style-name="ce17">
            <text:p>128.181<text:s/></text:p>
          </table:table-cell>
          <table:table-cell office:value-type="float" office:value="7136.64" table:style-name="ce17">
            <text:p>7.137<text:s/></text:p>
          </table:table-cell>
          <table:table-cell office:value-type="float" office:value="944307.91" table:style-name="ce17">
            <text:p>944.308<text:s/></text:p>
          </table:table-cell>
          <table:table-cell office:value-type="float" office:value="9800664.7400000002" table:style-name="ce17">
            <text:p>9.800.665<text:s/></text:p>
          </table:table-cell>
          <table:table-cell office:value-type="float" office:value="131597111.03" table:style-name="ce17">
            <text:p>131.597.111<text:s/></text:p>
          </table:table-cell>
          <table:table-cell office:value-type="float" office:value="7818458.5499999998" table:style-name="ce17">
            <text:p>7.818.459<text:s/></text:p>
          </table:table-cell>
          <table:table-cell office:value-type="float" office:value="255358.76" table:style-name="ce17">
            <text:p>255.359<text:s/></text:p>
          </table:table-cell>
          <table:table-cell office:value-type="float" office:value="1100.9000000000001" table:style-name="ce17">
            <text:p>1.101<text:s/></text:p>
          </table:table-cell>
          <table:table-cell office:value-type="float" office:value="6850429.9500000002" table:style-name="ce17">
            <text:p>6.850.430<text:s/></text:p>
          </table:table-cell>
          <table:table-cell office:value-type="float" office:value="132298.67000000001" table:style-name="ce17">
            <text:p>132.299<text:s/></text:p>
          </table:table-cell>
          <table:table-cell office:value-type="float" office:value="359380.07" table:style-name="ce17">
            <text:p>359.380<text:s/></text:p>
          </table:table-cell>
          <table:table-cell office:value-type="float" office:value="11976258.539999999" table:style-name="ce17">
            <text:p>11.976.259<text:s/></text:p>
          </table:table-cell>
          <table:table-cell office:value-type="float" office:value="16864.71" table:style-name="ce17">
            <text:p>16.865<text:s/></text:p>
          </table:table-cell>
          <table:table-cell office:value-type="float" office:value="3884304.02" table:style-name="ce17">
            <text:p>3.884.304<text:s/></text:p>
          </table:table-cell>
          <table:table-cell office:value-type="float" office:value="280.98" table:style-name="ce17">
            <text:p>281<text:s/></text:p>
          </table:table-cell>
          <table:table-cell office:value-type="float" office:value="10164209.17" table:style-name="ce17">
            <text:p>10.164.209<text:s/></text:p>
          </table:table-cell>
          <table:table-cell office:value-type="float" office:value="135404918.03" table:style-name="ce17">
            <text:p>135.404.918<text:s/></text:p>
          </table:table-cell>
          <table:table-cell office:value-type="float" office:value="63666.47" table:style-name="ce17">
            <text:p>63.666<text:s/></text:p>
          </table:table-cell>
          <table:table-cell office:value-type="float" office:value="86673" table:style-name="ce17">
            <text:p>86.673<text:s/></text:p>
          </table:table-cell>
          <table:table-cell office:value-type="float" office:value="640.21" table:style-name="ce17">
            <text:p>640<text:s/></text:p>
          </table:table-cell>
          <table:table-cell office:value-type="float" office:value="23982184.850000001" table:style-name="ce17">
            <text:p>23.982.185<text:s/></text:p>
          </table:table-cell>
          <table:table-cell office:value-type="float" office:value="921560.99" table:style-name="ce17">
            <text:p>921.561<text:s/></text:p>
          </table:table-cell>
          <table:table-cell office:value-type="float" office:value="2037272.85" table:style-name="ce17">
            <text:p>2.037.273<text:s/></text:p>
          </table:table-cell>
          <table:table-cell office:value-type="float" office:value="743107907.14999998" table:style-name="ce17">
            <text:p>743.107.90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89551804.75" table:style-name="ce18">
            <text:p>1.089.551.8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542820.8200000003" table:style-name="ce17">
            <text:p>3.542.821<text:s/></text:p>
          </table:table-cell>
          <table:table-cell office:value-type="float" office:value="15049114.790000001" table:style-name="ce17">
            <text:p>15.049.115<text:s/></text:p>
          </table:table-cell>
          <table:table-cell office:value-type="float" office:value="108455665.44999999" table:style-name="ce17">
            <text:p>108.455.665<text:s/></text:p>
          </table:table-cell>
          <table:table-cell office:value-type="float" office:value="2163495.6100000003" table:style-name="ce17">
            <text:p>2.163.496<text:s/></text:p>
          </table:table-cell>
          <table:table-cell office:value-type="float" office:value="113226864.30999999" table:style-name="ce17">
            <text:p>113.226.864<text:s/></text:p>
          </table:table-cell>
          <table:table-cell office:value-type="float" office:value="76647494.590000004" table:style-name="ce17">
            <text:p>76.647.495<text:s/></text:p>
          </table:table-cell>
          <table:table-cell office:value-type="float" office:value="175969825.86000001" table:style-name="ce17">
            <text:p>175.969.826<text:s/></text:p>
          </table:table-cell>
          <table:table-cell office:value-type="float" office:value="62076776.940000005" table:style-name="ce17">
            <text:p>62.076.777<text:s/></text:p>
          </table:table-cell>
          <table:table-cell office:value-type="float" office:value="81083649.549999997" table:style-name="ce17">
            <text:p>81.083.650<text:s/></text:p>
          </table:table-cell>
          <table:table-cell office:value-type="float" office:value="21923449.43" table:style-name="ce17">
            <text:p>21.923.449<text:s/></text:p>
          </table:table-cell>
          <table:table-cell office:value-type="float" office:value="329976672.45999998" table:style-name="ce17">
            <text:p>329.976.672<text:s/></text:p>
          </table:table-cell>
          <table:table-cell office:value-type="float" office:value="44765250.100000001" table:style-name="ce17">
            <text:p>44.765.250<text:s/></text:p>
          </table:table-cell>
          <table:table-cell office:value-type="float" office:value="49428600.340000004" table:style-name="ce17">
            <text:p>49.428.600<text:s/></text:p>
          </table:table-cell>
          <table:table-cell office:value-type="float" office:value="47544154.580000006" table:style-name="ce17">
            <text:p>47.544.155<text:s/></text:p>
          </table:table-cell>
          <table:table-cell office:value-type="float" office:value="25196517.870000001" table:style-name="ce17">
            <text:p>25.196.518<text:s/></text:p>
          </table:table-cell>
          <table:table-cell office:value-type="float" office:value="81471446.849999994" table:style-name="ce17">
            <text:p>81.471.447<text:s/></text:p>
          </table:table-cell>
          <table:table-cell office:value-type="float" office:value="15242673.209999999" table:style-name="ce17">
            <text:p>15.242.673<text:s/></text:p>
          </table:table-cell>
          <table:table-cell office:value-type="float" office:value="246322936.77000001" table:style-name="ce17">
            <text:p>246.322.937<text:s/></text:p>
          </table:table-cell>
          <table:table-cell office:value-type="float" office:value="1694841878.29" table:style-name="ce17">
            <text:p>1.694.841.878<text:s/></text:p>
          </table:table-cell>
          <table:table-cell office:value-type="float" office:value="20033125.949999999" table:style-name="ce17">
            <text:p>20.033.126<text:s/></text:p>
          </table:table-cell>
          <table:table-cell office:value-type="float" office:value="9175616.040000001" table:style-name="ce17">
            <text:p>9.175.616<text:s/></text:p>
          </table:table-cell>
          <table:table-cell office:value-type="float" office:value="3180731.04" table:style-name="ce17">
            <text:p>3.180.731<text:s/></text:p>
          </table:table-cell>
          <table:table-cell office:value-type="float" office:value="219576664.59" table:style-name="ce17">
            <text:p>219.576.665<text:s/></text:p>
          </table:table-cell>
          <table:table-cell office:value-type="float" office:value="183806560.75999999" table:style-name="ce17">
            <text:p>183.806.561<text:s/></text:p>
          </table:table-cell>
          <table:table-cell office:value-type="float" office:value="14984796.169999998" table:style-name="ce17">
            <text:p>14.984.796<text:s/></text:p>
          </table:table-cell>
          <table:table-cell office:value-type="float" office:value="2160560843.5100002" table:style-name="ce17">
            <text:p>2.160.560.844<text:s/></text:p>
          </table:table-cell>
          <table:table-cell office:value-type="float" office:value="17794864.66" table:style-name="ce17">
            <text:p>17.794.865<text:s/></text:p>
          </table:table-cell>
          <table:table-cell office:value-type="float" office:value="5824042490.54" table:style-name="ce18">
            <text:p>5.824.042.4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6565.57" table:style-name="ce17">
            <text:p>6.566<text:s/></text:p>
          </table:table-cell>
          <table:table-cell office:value-type="float" office:value="1510062.2" table:style-name="ce17">
            <text:p>1.510.06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196218" table:style-name="ce17">
            <text:p>12.196.218<text:s/></text:p>
          </table:table-cell>
          <table:table-cell office:value-type="float" office:value="2101528.6" table:style-name="ce17">
            <text:p>2.101.52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363.09" table:style-name="ce17">
            <text:p>32.363<text:s/></text:p>
          </table:table-cell>
          <table:table-cell office:value-type="float" office:value="798.37" table:style-name="ce17">
            <text:p>798<text:s/></text:p>
          </table:table-cell>
          <table:table-cell office:value-type="float" office:value="15055957.960000001" table:style-name="ce17">
            <text:p>15.055.958<text:s/></text:p>
          </table:table-cell>
          <table:table-cell office:value-type="float" office:value="178.69" table:style-name="ce17">
            <text:p>17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8003.84" table:style-name="ce17">
            <text:p>208.004<text:s/></text:p>
          </table:table-cell>
          <table:table-cell office:value-type="float" office:value="775114.13" table:style-name="ce17">
            <text:p>775.11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471021.7599999998" table:style-name="ce17">
            <text:p>6.471.02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048117.48" table:style-name="ce17">
            <text:p>3.048.117<text:s/></text:p>
          </table:table-cell>
          <table:table-cell office:value-type="float" office:value="171068643.38999999" table:style-name="ce17">
            <text:p>171.068.64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807672.36" table:style-name="ce17">
            <text:p>3.807.672<text:s/></text:p>
          </table:table-cell>
          <table:table-cell office:value-type="float" office:value="123.46" table:style-name="ce17">
            <text:p>12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104975.2699999996" table:style-name="ce17">
            <text:p>8.104.97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4387344.17000002" table:style-name="ce18">
            <text:p>224.387.3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746692.4900000002" table:style-name="ce17">
            <text:p>6.746.692<text:s/></text:p>
          </table:table-cell>
          <table:table-cell office:value-type="float" office:value="21753320.629999999" table:style-name="ce17">
            <text:p>21.753.321<text:s/></text:p>
          </table:table-cell>
          <table:table-cell office:value-type="float" office:value="22663460.940000001" table:style-name="ce17">
            <text:p>22.663.461<text:s/></text:p>
          </table:table-cell>
          <table:table-cell office:value-type="float" office:value="21200344.43" table:style-name="ce17">
            <text:p>21.200.344<text:s/></text:p>
          </table:table-cell>
          <table:table-cell office:value-type="float" office:value="59912318.93" table:style-name="ce17">
            <text:p>59.912.319<text:s/></text:p>
          </table:table-cell>
          <table:table-cell office:value-type="float" office:value="44641782.289999999" table:style-name="ce17">
            <text:p>44.641.782<text:s/></text:p>
          </table:table-cell>
          <table:table-cell office:value-type="float" office:value="1270295759.4400001" table:style-name="ce17">
            <text:p>1.270.295.759<text:s/></text:p>
          </table:table-cell>
          <table:table-cell office:value-type="float" office:value="28636204.550000001" table:style-name="ce17">
            <text:p>28.636.205<text:s/></text:p>
          </table:table-cell>
          <table:table-cell office:value-type="float" office:value="38855174.25" table:style-name="ce17">
            <text:p>38.855.174<text:s/></text:p>
          </table:table-cell>
          <table:table-cell office:value-type="float" office:value="25467592.539999999" table:style-name="ce17">
            <text:p>25.467.593<text:s/></text:p>
          </table:table-cell>
          <table:table-cell office:value-type="float" office:value="150043243.13999999" table:style-name="ce17">
            <text:p>150.043.243<text:s/></text:p>
          </table:table-cell>
          <table:table-cell office:value-type="float" office:value="21957579.43" table:style-name="ce17">
            <text:p>21.957.579<text:s/></text:p>
          </table:table-cell>
          <table:table-cell office:value-type="float" office:value="23362277.050000001" table:style-name="ce17">
            <text:p>23.362.277<text:s/></text:p>
          </table:table-cell>
          <table:table-cell office:value-type="float" office:value="41255746.899999999" table:style-name="ce17">
            <text:p>41.255.747<text:s/></text:p>
          </table:table-cell>
          <table:table-cell office:value-type="float" office:value="45974177.859999999" table:style-name="ce17">
            <text:p>45.974.178<text:s/></text:p>
          </table:table-cell>
          <table:table-cell office:value-type="float" office:value="63855487.219999999" table:style-name="ce17">
            <text:p>63.855.487<text:s/></text:p>
          </table:table-cell>
          <table:table-cell office:value-type="float" office:value="20041752.420000002" table:style-name="ce17">
            <text:p>20.041.752<text:s/></text:p>
          </table:table-cell>
          <table:table-cell office:value-type="float" office:value="66205838.229999997" table:style-name="ce17">
            <text:p>66.205.838<text:s/></text:p>
          </table:table-cell>
          <table:table-cell office:value-type="float" office:value="248171281.75" table:style-name="ce17">
            <text:p>248.171.282<text:s/></text:p>
          </table:table-cell>
          <table:table-cell office:value-type="float" office:value="35918458.43" table:style-name="ce17">
            <text:p>35.918.458<text:s/></text:p>
          </table:table-cell>
          <table:table-cell office:value-type="float" office:value="23690877.940000001" table:style-name="ce17">
            <text:p>23.690.878<text:s/></text:p>
          </table:table-cell>
          <table:table-cell office:value-type="float" office:value="13468709.35" table:style-name="ce17">
            <text:p>13.468.709<text:s/></text:p>
          </table:table-cell>
          <table:table-cell office:value-type="float" office:value="109926630.25" table:style-name="ce17">
            <text:p>109.926.630<text:s/></text:p>
          </table:table-cell>
          <table:table-cell office:value-type="float" office:value="51536554.219999999" table:style-name="ce17">
            <text:p>51.536.554<text:s/></text:p>
          </table:table-cell>
          <table:table-cell office:value-type="float" office:value="17101584.149999999" table:style-name="ce17">
            <text:p>17.101.584<text:s/></text:p>
          </table:table-cell>
          <table:table-cell office:value-type="float" office:value="136699539.46000001" table:style-name="ce17">
            <text:p>136.699.539<text:s/></text:p>
          </table:table-cell>
          <table:table-cell office:value-type="float" office:value="9888650.4199999999" table:style-name="ce17">
            <text:p>9.888.650<text:s/></text:p>
          </table:table-cell>
          <table:table-cell office:value-type="float" office:value="2619271038.71" table:style-name="ce18">
            <text:p>2.619.271.0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430579.1" table:style-name="ce17">
            <text:p>430.579<text:s/></text:p>
          </table:table-cell>
          <table:table-cell office:value-type="float" office:value="630439.35" table:style-name="ce17">
            <text:p>630.439<text:s/></text:p>
          </table:table-cell>
          <table:table-cell office:value-type="float" office:value="113829462.81" table:style-name="ce17">
            <text:p>113.829.463<text:s/></text:p>
          </table:table-cell>
          <table:table-cell office:value-type="float" office:value="270502.77" table:style-name="ce17">
            <text:p>270.503<text:s/></text:p>
          </table:table-cell>
          <table:table-cell office:value-type="float" office:value="17167790.530000001" table:style-name="ce17">
            <text:p>17.167.791<text:s/></text:p>
          </table:table-cell>
          <table:table-cell office:value-type="float" office:value="7651454.1900000004" table:style-name="ce17">
            <text:p>7.651.454<text:s/></text:p>
          </table:table-cell>
          <table:table-cell office:value-type="float" office:value="396588409.82999998" table:style-name="ce17">
            <text:p>396.588.410<text:s/></text:p>
          </table:table-cell>
          <table:table-cell office:value-type="float" office:value="11973591.340000002" table:style-name="ce17">
            <text:p>11.973.591<text:s/></text:p>
          </table:table-cell>
          <table:table-cell office:value-type="float" office:value="4979453.49" table:style-name="ce17">
            <text:p>4.979.453<text:s/></text:p>
          </table:table-cell>
          <table:table-cell office:value-type="float" office:value="2369153.5399999996" table:style-name="ce17">
            <text:p>2.369.154<text:s/></text:p>
          </table:table-cell>
          <table:table-cell office:value-type="float" office:value="2214712.0400000024" table:style-name="ce17">
            <text:p>2.214.712<text:s/></text:p>
          </table:table-cell>
          <table:table-cell office:value-type="float" office:value="8043656.2600000007" table:style-name="ce17">
            <text:p>8.043.656<text:s/></text:p>
          </table:table-cell>
          <table:table-cell office:value-type="float" office:value="1728953.2399999998" table:style-name="ce17">
            <text:p>1.728.953<text:s/></text:p>
          </table:table-cell>
          <table:table-cell office:value-type="float" office:value="8421970.9400000013" table:style-name="ce17">
            <text:p>8.421.971<text:s/></text:p>
          </table:table-cell>
          <table:table-cell office:value-type="float" office:value="1461570.25" table:style-name="ce17">
            <text:p>1.461.570<text:s/></text:p>
          </table:table-cell>
          <table:table-cell office:value-type="float" office:value="6722515.2199999997" table:style-name="ce17">
            <text:p>6.722.515<text:s/></text:p>
          </table:table-cell>
          <table:table-cell office:value-type="float" office:value="6022614.4500000002" table:style-name="ce17">
            <text:p>6.022.614<text:s/></text:p>
          </table:table-cell>
          <table:table-cell office:value-type="float" office:value="26768546.040000003" table:style-name="ce17">
            <text:p>26.768.546<text:s/></text:p>
          </table:table-cell>
          <table:table-cell office:value-type="float" office:value="637445804.51999998" table:style-name="ce17">
            <text:p>637.445.805<text:s/></text:p>
          </table:table-cell>
          <table:table-cell office:value-type="float" office:value="2242196.46" table:style-name="ce17">
            <text:p>2.242.196<text:s/></text:p>
          </table:table-cell>
          <table:table-cell office:value-type="float" office:value="684480.85000000009" table:style-name="ce17">
            <text:p>684.481<text:s/></text:p>
          </table:table-cell>
          <table:table-cell office:value-type="float" office:value="331886.34000000003" table:style-name="ce17">
            <text:p>331.886<text:s/></text:p>
          </table:table-cell>
          <table:table-cell office:value-type="float" office:value="25443864.359999996" table:style-name="ce17">
            <text:p>25.443.864<text:s/></text:p>
          </table:table-cell>
          <table:table-cell office:value-type="float" office:value="20876670.609999999" table:style-name="ce17">
            <text:p>20.876.671<text:s/></text:p>
          </table:table-cell>
          <table:table-cell office:value-type="float" office:value="1139504.5499999998" table:style-name="ce17">
            <text:p>1.139.505<text:s/></text:p>
          </table:table-cell>
          <table:table-cell office:value-type="float" office:value="401908845.79999995" table:style-name="ce17">
            <text:p>401.908.846<text:s/></text:p>
          </table:table-cell>
          <table:table-cell office:value-type="float" office:value="869203.66999999993" table:style-name="ce17">
            <text:p>869.204<text:s/></text:p>
          </table:table-cell>
          <table:table-cell office:value-type="float" office:value="1708217832.5499995" table:style-name="ce18">
            <text:p>1.708.217.833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1607839.050000004" table:style-name="ce21">
            <text:p>41.607.839<text:s/></text:p>
          </table:table-cell>
          <table:table-cell office:value-type="float" office:value="192037207.5" table:style-name="ce21">
            <text:p>192.037.208<text:s/></text:p>
          </table:table-cell>
          <table:table-cell office:value-type="float" office:value="1015767472.51" table:style-name="ce21">
            <text:p>1.015.767.473<text:s/></text:p>
          </table:table-cell>
          <table:table-cell office:value-type="float" office:value="50411062.149999999" table:style-name="ce21">
            <text:p>50.411.062<text:s/></text:p>
          </table:table-cell>
          <table:table-cell office:value-type="float" office:value="1436710230.01" table:style-name="ce21">
            <text:p>1.436.710.230<text:s/></text:p>
          </table:table-cell>
          <table:table-cell office:value-type="float" office:value="930971193.28999996" table:style-name="ce21">
            <text:p>930.971.193<text:s/></text:p>
          </table:table-cell>
          <table:table-cell office:value-type="float" office:value="7458560223.0699997" table:style-name="ce21">
            <text:p>7.458.560.223<text:s/></text:p>
          </table:table-cell>
          <table:table-cell office:value-type="float" office:value="1106768315.4699998" table:style-name="ce21">
            <text:p>1.106.768.315<text:s/></text:p>
          </table:table-cell>
          <table:table-cell office:value-type="float" office:value="857802765.33000004" table:style-name="ce21">
            <text:p>857.802.765<text:s/></text:p>
          </table:table-cell>
          <table:table-cell office:value-type="float" office:value="551736347.70000005" table:style-name="ce21">
            <text:p>551.736.348<text:s/></text:p>
          </table:table-cell>
          <table:table-cell office:value-type="float" office:value="3895744698.5699997" table:style-name="ce21">
            <text:p>3.895.744.699<text:s/></text:p>
          </table:table-cell>
          <table:table-cell office:value-type="float" office:value="370469311.75999999" table:style-name="ce21">
            <text:p>370.469.312<text:s/></text:p>
          </table:table-cell>
          <table:table-cell office:value-type="float" office:value="452692359.99000001" table:style-name="ce21">
            <text:p>452.692.360<text:s/></text:p>
          </table:table-cell>
          <table:table-cell office:value-type="float" office:value="526466759.08999997" table:style-name="ce21">
            <text:p>526.466.759<text:s/></text:p>
          </table:table-cell>
          <table:table-cell office:value-type="float" office:value="294766951.22000003" table:style-name="ce21">
            <text:p>294.766.951<text:s/></text:p>
          </table:table-cell>
          <table:table-cell office:value-type="float" office:value="1217703331.8700001" table:style-name="ce21">
            <text:p>1.217.703.332<text:s/></text:p>
          </table:table-cell>
          <table:table-cell office:value-type="float" office:value="171275373.67000002" table:style-name="ce21">
            <text:p>171.275.374<text:s/></text:p>
          </table:table-cell>
          <table:table-cell office:value-type="float" office:value="3166037163.9200001" table:style-name="ce21">
            <text:p>3.166.037.164<text:s/></text:p>
          </table:table-cell>
          <table:table-cell office:value-type="float" office:value="15403653455.32" table:style-name="ce21">
            <text:p>15.403.653.455<text:s/></text:p>
          </table:table-cell>
          <table:table-cell office:value-type="float" office:value="249928687.46999997" table:style-name="ce21">
            <text:p>249.928.687<text:s/></text:p>
          </table:table-cell>
          <table:table-cell office:value-type="float" office:value="142691361.31" table:style-name="ce21">
            <text:p>142.691.361<text:s/></text:p>
          </table:table-cell>
          <table:table-cell office:value-type="float" office:value="49443836.029999994" table:style-name="ce21">
            <text:p>49.443.836<text:s/></text:p>
          </table:table-cell>
          <table:table-cell office:value-type="float" office:value="3450474364.1800003" table:style-name="ce21">
            <text:p>3.450.474.364<text:s/></text:p>
          </table:table-cell>
          <table:table-cell office:value-type="float" office:value="3225362783.0100002" table:style-name="ce21">
            <text:p>3.225.362.783<text:s/></text:p>
          </table:table-cell>
          <table:table-cell office:value-type="float" office:value="229138771.28999999" table:style-name="ce21">
            <text:p>229.138.771<text:s/></text:p>
          </table:table-cell>
          <table:table-cell office:value-type="float" office:value="32621906534.049995" table:style-name="ce21">
            <text:p>32.621.906.534<text:s/></text:p>
          </table:table-cell>
          <table:table-cell office:value-type="float" office:value="117729192.73999999" table:style-name="ce21">
            <text:p>117.729.193<text:s/></text:p>
          </table:table-cell>
          <table:table-cell office:value-type="float" office:value="79227857591.569992" table:style-name="ce22">
            <text:p>79.227.857.592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81018774.38309449" table:style-name="ce25">
            <text:p>81.018.774<text:s/></text:p>
          </table:table-cell>
          <table:table-cell office:value-type="float" office:value="269689611.36326885" table:style-name="ce25">
            <text:p>269.689.611<text:s/></text:p>
          </table:table-cell>
          <table:table-cell office:value-type="float" office:value="331243528.74140328" table:style-name="ce25">
            <text:p>331.243.529<text:s/></text:p>
          </table:table-cell>
          <table:table-cell office:value-type="float" office:value="58548537.285580069" table:style-name="ce25">
            <text:p>58.548.537<text:s/></text:p>
          </table:table-cell>
          <table:table-cell office:value-type="float" office:value="1404797312.2249796" table:style-name="ce25">
            <text:p>1.404.797.312<text:s/></text:p>
          </table:table-cell>
          <table:table-cell office:value-type="float" office:value="825202092.75046647" table:style-name="ce25">
            <text:p>825.202.093<text:s/></text:p>
          </table:table-cell>
          <table:table-cell office:value-type="float" office:value="619325603.68706596" table:style-name="ce25">
            <text:p>619.325.604<text:s/></text:p>
          </table:table-cell>
          <table:table-cell office:value-type="float" office:value="651789292.67185163" table:style-name="ce25">
            <text:p>651.789.293<text:s/></text:p>
          </table:table-cell>
          <table:table-cell office:value-type="float" office:value="767061026.89914048" table:style-name="ce25">
            <text:p>767.061.027<text:s/></text:p>
          </table:table-cell>
          <table:table-cell office:value-type="float" office:value="413652210.29176855" table:style-name="ce25">
            <text:p>413.652.210<text:s/></text:p>
          </table:table-cell>
          <table:table-cell office:value-type="float" office:value="3463150427.1001515" table:style-name="ce25">
            <text:p>3.463.150.427<text:s/></text:p>
          </table:table-cell>
          <table:table-cell office:value-type="float" office:value="415428619.82534951" table:style-name="ce25">
            <text:p>415.428.620<text:s/></text:p>
          </table:table-cell>
          <table:table-cell office:value-type="float" office:value="532888957.26043844" table:style-name="ce25">
            <text:p>532.888.957<text:s/></text:p>
          </table:table-cell>
          <table:table-cell office:value-type="float" office:value="785069789.4362098" table:style-name="ce25">
            <text:p>785.069.789<text:s/></text:p>
          </table:table-cell>
          <table:table-cell office:value-type="float" office:value="399170298.3874591" table:style-name="ce25">
            <text:p>399.170.298<text:s/></text:p>
          </table:table-cell>
          <table:table-cell office:value-type="float" office:value="927898650.00654554" table:style-name="ce25">
            <text:p>927.898.650<text:s/></text:p>
          </table:table-cell>
          <table:table-cell office:value-type="float" office:value="300302936.2288596" table:style-name="ce25">
            <text:p>300.302.936<text:s/></text:p>
          </table:table-cell>
          <table:table-cell office:value-type="float" office:value="2209688880.3819294" table:style-name="ce25">
            <text:p>2.209.688.880<text:s/></text:p>
          </table:table-cell>
          <table:table-cell office:value-type="float" office:value="2860535985.7807016" table:style-name="ce25">
            <text:p>2.860.535.986<text:s/></text:p>
          </table:table-cell>
          <table:table-cell office:value-type="float" office:value="370308333.75225562" table:style-name="ce25">
            <text:p>370.308.334<text:s/></text:p>
          </table:table-cell>
          <table:table-cell office:value-type="float" office:value="158270038.90695688" table:style-name="ce25">
            <text:p>158.270.039<text:s/></text:p>
          </table:table-cell>
          <table:table-cell office:value-type="float" office:value="73716505.070620611" table:style-name="ce25">
            <text:p>73.716.505<text:s/></text:p>
          </table:table-cell>
          <table:table-cell office:value-type="float" office:value="2289473072.0425196" table:style-name="ce25">
            <text:p>2.289.473.072<text:s/></text:p>
          </table:table-cell>
          <table:table-cell office:value-type="float" office:value="1686004544.7606757" table:style-name="ce25">
            <text:p>1.686.004.545<text:s/></text:p>
          </table:table-cell>
          <table:table-cell office:value-type="float" office:value="274230349.24655491" table:style-name="ce25">
            <text:p>274.230.349<text:s/></text:p>
          </table:table-cell>
          <table:table-cell office:value-type="float" office:value="11391658961.005135" table:style-name="ce25">
            <text:p>11.391.658.961<text:s/></text:p>
          </table:table-cell>
          <table:table-cell office:value-type="float" office:value="168967483.53901246" table:style-name="ce25">
            <text:p>168.967.484<text:s/></text:p>
          </table:table-cell>
          <table:table-cell office:value-type="float" office:value="33729091823.029995" table:style-name="ce26">
            <text:p>33.729.091.823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22626613.4330945" table:style-name="ce21">
            <text:p>122.626.613<text:s/></text:p>
          </table:table-cell>
          <table:table-cell office:value-type="float" office:value="461726818.86326885" table:style-name="ce21">
            <text:p>461.726.819<text:s/></text:p>
          </table:table-cell>
          <table:table-cell office:value-type="float" office:value="1347011001.2514033" table:style-name="ce21">
            <text:p>1.347.011.001<text:s/></text:p>
          </table:table-cell>
          <table:table-cell office:value-type="float" office:value="108959599.43558007" table:style-name="ce21">
            <text:p>108.959.599<text:s/></text:p>
          </table:table-cell>
          <table:table-cell office:value-type="float" office:value="2841507542.2349796" table:style-name="ce21">
            <text:p>2.841.507.542<text:s/></text:p>
          </table:table-cell>
          <table:table-cell office:value-type="float" office:value="1756173286.0404663" table:style-name="ce21">
            <text:p>1.756.173.286<text:s/></text:p>
          </table:table-cell>
          <table:table-cell office:value-type="float" office:value="8077885826.7570658" table:style-name="ce21">
            <text:p>8.077.885.827<text:s/></text:p>
          </table:table-cell>
          <table:table-cell office:value-type="float" office:value="1758557608.1418514" table:style-name="ce21">
            <text:p>1.758.557.608<text:s/></text:p>
          </table:table-cell>
          <table:table-cell office:value-type="float" office:value="1624863792.2291405" table:style-name="ce21">
            <text:p>1.624.863.792<text:s/></text:p>
          </table:table-cell>
          <table:table-cell office:value-type="float" office:value="965388557.9917686" table:style-name="ce21">
            <text:p>965.388.558<text:s/></text:p>
          </table:table-cell>
          <table:table-cell office:value-type="float" office:value="7358895125.6701508" table:style-name="ce21">
            <text:p>7.358.895.126<text:s/></text:p>
          </table:table-cell>
          <table:table-cell office:value-type="float" office:value="785897931.58534956" table:style-name="ce21">
            <text:p>785.897.932<text:s/></text:p>
          </table:table-cell>
          <table:table-cell office:value-type="float" office:value="985581317.25043845" table:style-name="ce21">
            <text:p>985.581.317<text:s/></text:p>
          </table:table-cell>
          <table:table-cell office:value-type="float" office:value="1311536548.5262098" table:style-name="ce21">
            <text:p>1.311.536.549<text:s/></text:p>
          </table:table-cell>
          <table:table-cell office:value-type="float" office:value="693937249.60745907" table:style-name="ce21">
            <text:p>693.937.250<text:s/></text:p>
          </table:table-cell>
          <table:table-cell office:value-type="float" office:value="2145601981.8765457" table:style-name="ce21">
            <text:p>2.145.601.982<text:s/></text:p>
          </table:table-cell>
          <table:table-cell office:value-type="float" office:value="471578309.89885962" table:style-name="ce21">
            <text:p>471.578.310<text:s/></text:p>
          </table:table-cell>
          <table:table-cell office:value-type="float" office:value="5375726044.3019295" table:style-name="ce21">
            <text:p>5.375.726.044<text:s/></text:p>
          </table:table-cell>
          <table:table-cell office:value-type="float" office:value="18264189441.1007" table:style-name="ce21">
            <text:p>18.264.189.441<text:s/></text:p>
          </table:table-cell>
          <table:table-cell office:value-type="float" office:value="620237021.22225559" table:style-name="ce21">
            <text:p>620.237.021<text:s/></text:p>
          </table:table-cell>
          <table:table-cell office:value-type="float" office:value="300961400.21695685" table:style-name="ce21">
            <text:p>300.961.400<text:s/></text:p>
          </table:table-cell>
          <table:table-cell office:value-type="float" office:value="123160341.1006206" table:style-name="ce21">
            <text:p>123.160.341<text:s/></text:p>
          </table:table-cell>
          <table:table-cell office:value-type="float" office:value="5739947436.2225199" table:style-name="ce21">
            <text:p>5.739.947.436<text:s/></text:p>
          </table:table-cell>
          <table:table-cell office:value-type="float" office:value="4911367327.7706757" table:style-name="ce21">
            <text:p>4.911.367.328<text:s/></text:p>
          </table:table-cell>
          <table:table-cell office:value-type="float" office:value="503369120.53655493" table:style-name="ce21">
            <text:p>503.369.121<text:s/></text:p>
          </table:table-cell>
          <table:table-cell office:value-type="float" office:value="44013565495.05513" table:style-name="ce21">
            <text:p>44.013.565.495<text:s/></text:p>
          </table:table-cell>
          <table:table-cell office:value-type="float" office:value="286696676.27901244" table:style-name="ce21">
            <text:p>286.696.676<text:s/></text:p>
          </table:table-cell>
          <table:table-cell office:value-type="float" office:value="112956949414.59999" table:style-name="ce22">
            <text:p>112.956.949.415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1068504.1707168743" table:style-name="ce27">
            <text:p>1.068.504<text:s/></text:p>
          </table:table-cell>
          <table:table-cell office:value-type="float" office:value="2725190.366754055" table:style-name="ce27">
            <text:p>2.725.190<text:s/></text:p>
          </table:table-cell>
          <table:table-cell office:value-type="float" office:value="1886143.1531037474" table:style-name="ce27">
            <text:p>1.886.143<text:s/></text:p>
          </table:table-cell>
          <table:table-cell office:value-type="float" office:value="431096.52930508385" table:style-name="ce27">
            <text:p>431.097<text:s/></text:p>
          </table:table-cell>
          <table:table-cell office:value-type="float" office:value="7698216.7765135681" table:style-name="ce27">
            <text:p>7.698.217<text:s/></text:p>
          </table:table-cell>
          <table:table-cell office:value-type="float" office:value="4228614.3350509964" table:style-name="ce27">
            <text:p>4.228.614<text:s/></text:p>
          </table:table-cell>
          <table:table-cell office:value-type="float" office:value="15154262.209052982" table:style-name="ce27">
            <text:p>15.154.262<text:s/></text:p>
          </table:table-cell>
          <table:table-cell office:value-type="float" office:value="3402520.2470139717" table:style-name="ce27">
            <text:p>3.402.520<text:s/></text:p>
          </table:table-cell>
          <table:table-cell office:value-type="float" office:value="5423194.1238635816" table:style-name="ce27">
            <text:p>5.423.194<text:s/></text:p>
          </table:table-cell>
          <table:table-cell office:value-type="float" office:value="2039544.778347838" table:style-name="ce27">
            <text:p>2.039.545<text:s/></text:p>
          </table:table-cell>
          <table:table-cell office:value-type="float" office:value="32726812.297927346" table:style-name="ce27">
            <text:p>32.726.812<text:s/></text:p>
          </table:table-cell>
          <table:table-cell office:value-type="float" office:value="3365727.5671763346" table:style-name="ce27">
            <text:p>3.365.728<text:s/></text:p>
          </table:table-cell>
          <table:table-cell office:value-type="float" office:value="5199059.2185569247" table:style-name="ce27">
            <text:p>5.199.059<text:s/></text:p>
          </table:table-cell>
          <table:table-cell office:value-type="float" office:value="3752367.3098652498" table:style-name="ce27">
            <text:p>3.752.367<text:s/></text:p>
          </table:table-cell>
          <table:table-cell office:value-type="float" office:value="5217091.1441897685" table:style-name="ce27">
            <text:p>5.217.091<text:s/></text:p>
          </table:table-cell>
          <table:table-cell office:value-type="float" office:value="10333174.757954024" table:style-name="ce27">
            <text:p>10.333.175<text:s/></text:p>
          </table:table-cell>
          <table:table-cell office:value-type="float" office:value="1533391.176707169" table:style-name="ce27">
            <text:p>1.533.391<text:s/></text:p>
          </table:table-cell>
          <table:table-cell office:value-type="float" office:value="32466885.129650638" table:style-name="ce27">
            <text:p>32.466.885<text:s/></text:p>
          </table:table-cell>
          <table:table-cell office:value-type="float" office:value="1861339045.0851583" table:style-name="ce27">
            <text:p>1.861.339.045<text:s/></text:p>
          </table:table-cell>
          <table:table-cell office:value-type="float" office:value="3306673.2208843669" table:style-name="ce27">
            <text:p>3.306.673<text:s/></text:p>
          </table:table-cell>
          <table:table-cell office:value-type="float" office:value="1036852.873442428" table:style-name="ce27">
            <text:p>1.036.853<text:s/></text:p>
          </table:table-cell>
          <table:table-cell office:value-type="float" office:value="310396.29264389066" table:style-name="ce27">
            <text:p>310.396<text:s/></text:p>
          </table:table-cell>
          <table:table-cell office:value-type="float" office:value="15766056.447722673" table:style-name="ce27">
            <text:p>15.766.056<text:s/></text:p>
          </table:table-cell>
          <table:table-cell office:value-type="float" office:value="8380032.5807340136" table:style-name="ce27">
            <text:p>8.380.033<text:s/></text:p>
          </table:table-cell>
          <table:table-cell office:value-type="float" office:value="2306145.6852473076" table:style-name="ce27">
            <text:p>2.306.146<text:s/></text:p>
          </table:table-cell>
          <table:table-cell office:value-type="float" office:value="72435954.434198886" table:style-name="ce27">
            <text:p>72.435.954<text:s/></text:p>
          </table:table-cell>
          <table:table-cell office:value-type="float" office:value="1097871.5082171368" table:style-name="ce27">
            <text:p>1.097.872<text:s/></text:p>
          </table:table-cell>
          <table:table-cell office:value-type="float" office:value="2104630823.4199991" table:style-name="ce28">
            <text:p>2.104.630.823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23695117.60381138" table:style-name="ce21">
            <text:p>123.695.118<text:s/></text:p>
          </table:table-cell>
          <table:table-cell office:value-type="float" office:value="464452009.23002291" table:style-name="ce21">
            <text:p>464.452.009<text:s/></text:p>
          </table:table-cell>
          <table:table-cell office:value-type="float" office:value="1348897144.4045072" table:style-name="ce21">
            <text:p>1.348.897.144<text:s/></text:p>
          </table:table-cell>
          <table:table-cell office:value-type="float" office:value="109390695.96488516" table:style-name="ce21">
            <text:p>109.390.696<text:s/></text:p>
          </table:table-cell>
          <table:table-cell office:value-type="float" office:value="2849205759.0114932" table:style-name="ce21">
            <text:p>2.849.205.759<text:s/></text:p>
          </table:table-cell>
          <table:table-cell office:value-type="float" office:value="1760401900.3755174" table:style-name="ce21">
            <text:p>1.760.401.900<text:s/></text:p>
          </table:table-cell>
          <table:table-cell office:value-type="float" office:value="8093040088.9661188" table:style-name="ce21">
            <text:p>8.093.040.089<text:s/></text:p>
          </table:table-cell>
          <table:table-cell office:value-type="float" office:value="1761960128.3888655" table:style-name="ce21">
            <text:p>1.761.960.128<text:s/></text:p>
          </table:table-cell>
          <table:table-cell office:value-type="float" office:value="1630286986.3530042" table:style-name="ce21">
            <text:p>1.630.286.986<text:s/></text:p>
          </table:table-cell>
          <table:table-cell office:value-type="float" office:value="967428102.77011645" table:style-name="ce21">
            <text:p>967.428.103<text:s/></text:p>
          </table:table-cell>
          <table:table-cell office:value-type="float" office:value="7391621937.9680777" table:style-name="ce21">
            <text:p>7.391.621.938<text:s/></text:p>
          </table:table-cell>
          <table:table-cell office:value-type="float" office:value="789263659.1525259" table:style-name="ce21">
            <text:p>789.263.659<text:s/></text:p>
          </table:table-cell>
          <table:table-cell office:value-type="float" office:value="990780376.46899533" table:style-name="ce21">
            <text:p>990.780.376<text:s/></text:p>
          </table:table-cell>
          <table:table-cell office:value-type="float" office:value="1315288915.8360751" table:style-name="ce21">
            <text:p>1.315.288.916<text:s/></text:p>
          </table:table-cell>
          <table:table-cell office:value-type="float" office:value="699154340.75164878" table:style-name="ce21">
            <text:p>699.154.341<text:s/></text:p>
          </table:table-cell>
          <table:table-cell office:value-type="float" office:value="2155935156.6344995" table:style-name="ce21">
            <text:p>2.155.935.157<text:s/></text:p>
          </table:table-cell>
          <table:table-cell office:value-type="float" office:value="473111701.07556677" table:style-name="ce21">
            <text:p>473.111.701<text:s/></text:p>
          </table:table-cell>
          <table:table-cell office:value-type="float" office:value="5408192929.4315805" table:style-name="ce21">
            <text:p>5.408.192.929<text:s/></text:p>
          </table:table-cell>
          <table:table-cell office:value-type="float" office:value="20125528486.18586" table:style-name="ce21">
            <text:p>20.125.528.486<text:s/></text:p>
          </table:table-cell>
          <table:table-cell office:value-type="float" office:value="623543694.44313991" table:style-name="ce21">
            <text:p>623.543.694<text:s/></text:p>
          </table:table-cell>
          <table:table-cell office:value-type="float" office:value="301998253.09039927" table:style-name="ce21">
            <text:p>301.998.253<text:s/></text:p>
          </table:table-cell>
          <table:table-cell office:value-type="float" office:value="123470737.39326449" table:style-name="ce21">
            <text:p>123.470.737<text:s/></text:p>
          </table:table-cell>
          <table:table-cell office:value-type="float" office:value="5755713492.6702423" table:style-name="ce21">
            <text:p>5.755.713.493<text:s/></text:p>
          </table:table-cell>
          <table:table-cell office:value-type="float" office:value="4919747360.3514099" table:style-name="ce21">
            <text:p>4.919.747.360<text:s/></text:p>
          </table:table-cell>
          <table:table-cell office:value-type="float" office:value="505675266.22180223" table:style-name="ce21">
            <text:p>505.675.266<text:s/></text:p>
          </table:table-cell>
          <table:table-cell office:value-type="float" office:value="44086001449.489326" table:style-name="ce21">
            <text:p>44.086.001.449<text:s/></text:p>
          </table:table-cell>
          <table:table-cell office:value-type="float" office:value="287794547.7872296" table:style-name="ce21">
            <text:p>287.794.548<text:s/></text:p>
          </table:table-cell>
          <table:table-cell office:value-type="float" office:value="115061580238.01999" table:style-name="ce22">
            <text:p>115.061.580.238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9-03-14T14:15:02Z</dc:date>
    <meta:print-date>2011-05-12T16:46:54Z</meta:print-date>
    <meta:editing-cycles>41</meta:editing-cycles>
    <meta:editing-duration>PT4293S</meta:editing-duration>
  </office:meta>
</office:document-meta>
</file>